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fo:background-color="#c0c0c0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none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C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9" style:family="table-cell">
      <style:table-cell-properties fo:padding="0.097cm" fo:border-left="0.05pt solid #000000" fo:border-right="none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C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c0c0c0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fo:background-color="#c0c0c0" fo:padding="0.097cm" fo:border="0.05pt solid #000000">
        <style:background-image/>
      </style:table-cell-properties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B3" style:family="table-cell">
      <style:table-cell-properties fo:padding="0.097cm" fo:border-left="0.05pt solid #000000" fo:border-right="none" fo:border-top="none" fo:border-bottom="0.05pt solid #000000"/>
    </style:style>
    <style:style style:name="Tableau12.C3" style:family="table-cell">
      <style:table-cell-properties fo:padding="0.097cm" fo:border-left="0.05pt solid #000000" fo:border-right="none" fo:border-top="none" fo:border-bottom="0.05pt solid #000000"/>
    </style:style>
    <style:style style:name="Tableau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498cm" style:rel-column-width="32760*"/>
    </style:style>
    <style:style style:name="Tableau18.B" style:family="table-column">
      <style:table-column-properties style:column-width="8.502cm" style:rel-column-width="32775*"/>
    </style:style>
    <style:style style:name="Tableau1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498cm" style:rel-column-width="32760*"/>
    </style:style>
    <style:style style:name="Tableau19.B" style:family="table-column">
      <style:table-column-properties style:column-width="8.502cm" style:rel-column-width="32775*"/>
    </style:style>
    <style:style style:name="Tableau1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498cm" style:rel-column-width="32760*"/>
    </style:style>
    <style:style style:name="Tableau20.B" style:family="table-column">
      <style:table-column-properties style:column-width="8.502cm" style:rel-column-width="32775*"/>
    </style:style>
    <style:style style:name="Tableau2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498cm" style:rel-column-width="32760*"/>
    </style:style>
    <style:style style:name="Tableau21.B" style:family="table-column">
      <style:table-column-properties style:column-width="8.502cm" style:rel-column-width="32775*"/>
    </style:style>
    <style:style style:name="Tableau2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498cm" style:rel-column-width="32760*"/>
    </style:style>
    <style:style style:name="Tableau22.B" style:family="table-column">
      <style:table-column-properties style:column-width="8.502cm" style:rel-column-width="32775*"/>
    </style:style>
    <style:style style:name="Tableau2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498cm" style:rel-column-width="32760*"/>
    </style:style>
    <style:style style:name="Tableau23.B" style:family="table-column">
      <style:table-column-properties style:column-width="8.502cm" style:rel-column-width="32775*"/>
    </style:style>
    <style:style style:name="Tableau2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498cm" style:rel-column-width="32760*"/>
    </style:style>
    <style:style style:name="Tableau24.B" style:family="table-column">
      <style:table-column-properties style:column-width="8.502cm" style:rel-column-width="32775*"/>
    </style:style>
    <style:style style:name="Tableau2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498cm" style:rel-column-width="32760*"/>
    </style:style>
    <style:style style:name="Tableau25.B" style:family="table-column">
      <style:table-column-properties style:column-width="8.502cm" style:rel-column-width="32775*"/>
    </style:style>
    <style:style style:name="Tableau2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498cm" style:rel-column-width="32760*"/>
    </style:style>
    <style:style style:name="Tableau26.B" style:family="table-column">
      <style:table-column-properties style:column-width="8.502cm" style:rel-column-width="32775*"/>
    </style:style>
    <style:style style:name="Tableau2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498cm" style:rel-column-width="32760*"/>
    </style:style>
    <style:style style:name="Tableau27.B" style:family="table-column">
      <style:table-column-properties style:column-width="8.502cm" style:rel-column-width="32775*"/>
    </style:style>
    <style:style style:name="Tableau2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498cm" style:rel-column-width="32760*"/>
    </style:style>
    <style:style style:name="Tableau28.B" style:family="table-column">
      <style:table-column-properties style:column-width="8.502cm" style:rel-column-width="32775*"/>
    </style:style>
    <style:style style:name="Tableau2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498cm" style:rel-column-width="32760*"/>
    </style:style>
    <style:style style:name="Tableau29.B" style:family="table-column">
      <style:table-column-properties style:column-width="8.502cm" style:rel-column-width="32775*"/>
    </style:style>
    <style:style style:name="Tableau2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fo:padding="0.097cm" fo:border="0.05pt solid #000000"/>
    </style:style>
    <style:style style:name="Tableau2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8.498cm" style:rel-column-width="32760*"/>
    </style:style>
    <style:style style:name="Tableau30.B" style:family="table-column">
      <style:table-column-properties style:column-width="8.502cm" style:rel-column-width="32775*"/>
    </style:style>
    <style:style style:name="Tableau3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8.5cm" style:rel-column-width="32767*"/>
    </style:style>
    <style:style style:name="Tableau33.B" style:family="table-column">
      <style:table-column-properties style:column-width="8.5cm" style:rel-column-width="32768*"/>
    </style:style>
    <style:style style:name="Tableau3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B1" style:family="table-cell">
      <style:table-cell-properties fo:padding="0.097cm" fo:border="0.05pt solid #000000"/>
    </style:style>
    <style:style style:name="Tableau3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8.5cm" style:rel-column-width="32767*"/>
    </style:style>
    <style:style style:name="Tableau34.B" style:family="table-column">
      <style:table-column-properties style:column-width="8.5cm" style:rel-column-width="32768*"/>
    </style:style>
    <style:style style:name="Tableau3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B1" style:family="table-cell">
      <style:table-cell-properties fo:padding="0.097cm" fo:border="0.05pt solid #000000"/>
    </style:style>
    <style:style style:name="Tableau3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8.5cm" style:rel-column-width="32767*"/>
    </style:style>
    <style:style style:name="Tableau35.B" style:family="table-column">
      <style:table-column-properties style:column-width="8.5cm" style:rel-column-width="32768*"/>
    </style:style>
    <style:style style:name="Tableau3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B1" style:family="table-cell">
      <style:table-cell-properties fo:padding="0.097cm" fo:border="0.05pt solid #000000"/>
    </style:style>
    <style:style style:name="Tableau3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8.5cm" style:rel-column-width="32767*"/>
    </style:style>
    <style:style style:name="Tableau37.B" style:family="table-column">
      <style:table-column-properties style:column-width="8.5cm" style:rel-column-width="32768*"/>
    </style:style>
    <style:style style:name="Tableau3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B1" style:family="table-cell">
      <style:table-cell-properties fo:padding="0.097cm" fo:border="0.05pt solid #000000"/>
    </style:style>
    <style:style style:name="Tableau3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8.5cm" style:rel-column-width="32767*"/>
    </style:style>
    <style:style style:name="Tableau38.B" style:family="table-column">
      <style:table-column-properties style:column-width="8.5cm" style:rel-column-width="32768*"/>
    </style:style>
    <style:style style:name="Tableau3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B1" style:family="table-cell">
      <style:table-cell-properties fo:padding="0.097cm" fo:border="0.05pt solid #000000"/>
    </style:style>
    <style:style style:name="Tableau3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8.5cm" style:rel-column-width="32767*"/>
    </style:style>
    <style:style style:name="Tableau39.B" style:family="table-column">
      <style:table-column-properties style:column-width="8.5cm" style:rel-column-width="32768*"/>
    </style:style>
    <style:style style:name="Tableau3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B1" style:family="table-cell">
      <style:table-cell-properties fo:padding="0.097cm" fo:border="0.05pt solid #000000"/>
    </style:style>
    <style:style style:name="Tableau3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8.5cm" style:rel-column-width="32767*"/>
    </style:style>
    <style:style style:name="Tableau40.B" style:family="table-column">
      <style:table-column-properties style:column-width="8.5cm" style:rel-column-width="32768*"/>
    </style:style>
    <style:style style:name="Tableau4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B1" style:family="table-cell">
      <style:table-cell-properties fo:padding="0.097cm" fo:border="0.05pt solid #000000"/>
    </style:style>
    <style:style style:name="Tableau4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8.5cm" style:rel-column-width="32767*"/>
    </style:style>
    <style:style style:name="Tableau41.B" style:family="table-column">
      <style:table-column-properties style:column-width="8.5cm" style:rel-column-width="32768*"/>
    </style:style>
    <style:style style:name="Tableau4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B1" style:family="table-cell">
      <style:table-cell-properties fo:padding="0.097cm" fo:border="0.05pt solid #000000"/>
    </style:style>
    <style:style style:name="Tableau4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background-color="#c0c0c0" fo:padding="0.097cm" fo:border="0.05pt solid #000000">
        <style:background-image/>
      </style:table-cell-properties>
    </style:style>
    <style:style style:name="Tableau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background-color="#c0c0c0" fo:padding="0.097cm" fo:border="0.05pt solid #000000">
        <style:background-image/>
      </style:table-cell-properties>
    </style:style>
    <style:style style:name="Tableau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D1" style:family="table-cell">
      <style:table-cell-properties fo:background-color="#c0c0c0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none" fo:border-top="none" fo:border-bottom="0.05pt solid #000000"/>
    </style:style>
    <style:style style:name="Tableau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none" fo:border-top="none" fo:border-bottom="0.05pt solid #000000"/>
    </style:style>
    <style:style style:name="Tableau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none" fo:border-top="none" fo:border-bottom="0.05pt solid #000000"/>
    </style:style>
    <style:style style:name="Tableau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none" fo:border-top="none" fo:border-bottom="0.05pt solid #000000"/>
    </style:style>
    <style:style style:name="Tableau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none" fo:border-top="none" fo:border-bottom="0.05pt solid #000000"/>
    </style:style>
    <style:style style:name="Tableau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none" fo:border-top="none" fo:border-bottom="0.05pt solid #000000"/>
    </style:style>
    <style:style style:name="Tableau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none" fo:border-top="none" fo:border-bottom="0.05pt solid #000000"/>
    </style:style>
    <style:style style:name="Tableau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249cm" style:rel-column-width="16383*"/>
    </style:style>
    <style:style style:name="Tableau11.D" style:family="table-column">
      <style:table-column-properties style:column-width="4.251cm" style:rel-column-width="16386*"/>
    </style:style>
    <style:style style:name="Tableau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c0c0c0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8.5cm" style:rel-column-width="32767*"/>
    </style:style>
    <style:style style:name="Tableau45.B" style:family="table-column">
      <style:table-column-properties style:column-width="8.5cm" style:rel-column-width="32768*"/>
    </style:style>
    <style:style style:name="Tableau4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B1" style:family="table-cell">
      <style:table-cell-properties fo:padding="0.097cm" fo:border="0.05pt solid #000000"/>
    </style:style>
    <style:style style:name="Tableau4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8.5cm" style:rel-column-width="32767*"/>
    </style:style>
    <style:style style:name="Tableau46.B" style:family="table-column">
      <style:table-column-properties style:column-width="8.5cm" style:rel-column-width="32768*"/>
    </style:style>
    <style:style style:name="Tableau4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B1" style:family="table-cell">
      <style:table-cell-properties fo:padding="0.097cm" fo:border="0.05pt solid #000000"/>
    </style:style>
    <style:style style:name="Tableau4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8.5cm" style:rel-column-width="32767*"/>
    </style:style>
    <style:style style:name="Tableau47.B" style:family="table-column">
      <style:table-column-properties style:column-width="8.5cm" style:rel-column-width="32768*"/>
    </style:style>
    <style:style style:name="Tableau4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B1" style:family="table-cell">
      <style:table-cell-properties fo:padding="0.097cm" fo:border="0.05pt solid #000000"/>
    </style:style>
    <style:style style:name="Tableau4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8.5cm" style:rel-column-width="32767*"/>
    </style:style>
    <style:style style:name="Tableau48.B" style:family="table-column">
      <style:table-column-properties style:column-width="8.5cm" style:rel-column-width="32768*"/>
    </style:style>
    <style:style style:name="Tableau4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B1" style:family="table-cell">
      <style:table-cell-properties fo:padding="0.097cm" fo:border="0.05pt solid #000000"/>
    </style:style>
    <style:style style:name="Tableau4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8.5cm" style:rel-column-width="32767*"/>
    </style:style>
    <style:style style:name="Tableau49.B" style:family="table-column">
      <style:table-column-properties style:column-width="8.5cm" style:rel-column-width="32768*"/>
    </style:style>
    <style:style style:name="Tableau4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8.5cm" style:rel-column-width="32767*"/>
    </style:style>
    <style:style style:name="Tableau50.B" style:family="table-column">
      <style:table-column-properties style:column-width="8.5cm" style:rel-column-width="32768*"/>
    </style:style>
    <style:style style:name="Tableau5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8.5cm" style:rel-column-width="32767*"/>
    </style:style>
    <style:style style:name="Tableau36.B" style:family="table-column">
      <style:table-column-properties style:column-width="8.5cm" style:rel-column-width="32768*"/>
    </style:style>
    <style:style style:name="Tableau3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6.B1" style:family="table-cell">
      <style:table-cell-properties fo:padding="0.097cm" fo:border="0.05pt solid #000000"/>
    </style:style>
    <style:style style:name="Tableau3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NormalJust">
      <style:paragraph-properties fo:break-before="pag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Heading_20_2">
      <style:paragraph-properties fo:text-align="center" style:justify-single-word="false" fo:break-before="page" fo:background-color="#c0c0c0" fo:padding="0.049cm" fo:border="0.06pt solid #000000" style:shadow="none">
        <style:background-image/>
      </style:paragraph-properties>
    </style:style>
    <style:style style:name="P19" style:family="paragraph" style:parent-style-name="Heading_20_2">
      <style:paragraph-properties fo:text-align="center" style:justify-single-word="false" fo:break-before="page" fo:background-color="#c0c0c0" fo:padding="0.049cm" fo:border="0.06pt solid #000000" style:shadow="none">
        <style:background-image/>
      </style:paragraph-properties>
      <style:text-properties fo:font-size="16pt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Heading">
      <style:paragraph-properties fo:text-align="start" style:justify-single-word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ff"/>
    </style:style>
    <style:style style:name="T6" style:family="text">
      <style:text-properties fo:color="#0000ff" fo:font-size="16pt" style:font-size-asian="16pt" style:font-size-complex="16pt"/>
    </style:style>
    <style:style style:name="T7" style:family="text">
      <style:text-properties fo:color="#0047f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P4"><text:span text:style-name="T1">Plan de test</text:span> </text:p>
      <text:p text:style-name="Standard"/>
      <text:p text:style-name="Standard"/>
      <text:p text:style-name="Standard"/>
      <text:h text:style-name="P17" text:outline-level="2">RESUME</text:h>
      <text:p text:style-name="Standard"/>
      <text:p text:style-name="Standard">Plan de test pour le projet <text:span text:style-name="T2">Active</text:span></text:p>
      <text:p text:style-name="Standard"><text:s/></text:p>
      <text:h text:style-name="Heading_20_2" text:outline-level="2"><text:span text:style-name="T3">HISTORIQUE DU DOCUMENT</text:span> </text:h>
      <text:p text:style-name="Text_20_body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8">Version</text:p>
          </table:table-cell>
          <table:table-cell table:style-name="Tableau8.A1" office:value-type="string">
            <text:p text:style-name="P8">Modification</text:p>
          </table:table-cell>
          <table:table-cell table:style-name="Tableau8.A1" office:value-type="string">
            <text:p text:style-name="P8">Date</text:p>
          </table:table-cell>
          <table:table-cell table:style-name="Tableau8.D1" office:value-type="string">
            <text:p text:style-name="P8">Auteur</text:p>
          </table:table-cell>
        </table:table-row>
        <table:table-row>
          <table:table-cell table:style-name="Tableau8.A8" office:value-type="string">
            <text:p text:style-name="Table_20_Contents">0.1</text:p>
          </table:table-cell>
          <table:table-cell table:style-name="Tableau8.C8" office:value-type="string">
            <text:p text:style-name="Table_20_Contents">Création</text:p>
          </table:table-cell>
          <table:table-cell table:style-name="Tableau8.C8" office:value-type="string">
            <text:p text:style-name="Table_20_Contents">10/06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2</text:p>
          </table:table-cell>
          <table:table-cell table:style-name="Tableau8.C8" office:value-type="string">
            <text:p text:style-name="Table_20_Contents">Ajout des tests unitaires</text:p>
          </table:table-cell>
          <table:table-cell table:style-name="Tableau8.C8" office:value-type="string">
            <text:p text:style-name="Table_20_Contents">12/06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4" office:value-type="string">
            <text:p text:style-name="Table_20_Contents">0.3</text:p>
          </table:table-cell>
          <table:table-cell table:style-name="Tableau8.C4" office:value-type="string">
            <text:p text:style-name="Table_20_Contents">Ajout des tests systèmes</text:p>
          </table:table-cell>
          <table:table-cell table:style-name="Tableau8.C4" office:value-type="string">
            <text:p text:style-name="Table_20_Contents">14/06/13</text:p>
          </table:table-cell>
          <table:table-cell table:style-name="Tableau8.D4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4</text:p>
          </table:table-cell>
          <table:table-cell table:style-name="Tableau8.C8" office:value-type="string">
            <text:p text:style-name="Table_20_Contents">Ajout des tests d'acceptation</text:p>
          </table:table-cell>
          <table:table-cell table:style-name="Tableau8.C8" office:value-type="string">
            <text:p text:style-name="Table_20_Contents">29/06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5</text:p>
          </table:table-cell>
          <table:table-cell table:style-name="Tableau8.C8" office:value-type="string">
            <text:p text:style-name="Table_20_Contents">Complétion des tests systèmes</text:p>
          </table:table-cell>
          <table:table-cell table:style-name="Tableau8.C8" office:value-type="string">
            <text:p text:style-name="Table_20_Contents">01/07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6</text:p>
          </table:table-cell>
          <table:table-cell table:style-name="Tableau8.C8" office:value-type="string">
            <text:p text:style-name="Table_20_Contents">Complétion des tests unitaires</text:p>
          </table:table-cell>
          <table:table-cell table:style-name="Tableau8.C8" office:value-type="string">
            <text:p text:style-name="Table_20_Contents">03/07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7</text:p>
          </table:table-cell>
          <table:table-cell table:style-name="Tableau8.C8" office:value-type="string">
            <text:p text:style-name="Table_20_Contents">Complétion des tests d'acceptation</text:p>
          </table:table-cell>
          <table:table-cell table:style-name="Tableau8.C8" office:value-type="string">
            <text:p text:style-name="Table_20_Contents">04/07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9" office:value-type="string">
            <text:p text:style-name="Table_20_Contents">1.0</text:p>
          </table:table-cell>
          <table:table-cell table:style-name="Tableau8.C9" office:value-type="string">
            <text:p text:style-name="Table_20_Contents">Finalisation</text:p>
          </table:table-cell>
          <table:table-cell table:style-name="Tableau8.C9" office:value-type="string">
            <text:p text:style-name="Table_20_Contents">04/07/13</text:p>
          </table:table-cell>
          <table:table-cell table:style-name="Tableau8.D9" office:value-type="string">
            <text:p text:style-name="Table_20_Contents">LEBEAU Christophe</text:p>
          </table:table-cell>
        </table:table-row>
      </table:table>
      <text:p text:style-name="Standard"><text:s/></text:p>
      <text:h text:style-name="Heading_20_2" text:outline-level="2">DIFFUSION</text:h>
      <text:p text:style-name="Standard"><text:s/>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8">Diffusion</text:p>
          </table:table-cell>
          <table:table-cell table:style-name="Tableau9.A1" office:value-type="string">
            <text:p text:style-name="P8">Nom</text:p>
          </table:table-cell>
          <table:table-cell table:style-name="Tableau9.C1" office:value-type="string">
            <text:p text:style-name="P8">Mode de diffusion</text:p>
          </table:table-cell>
        </table:table-row>
        <table:table-row>
          <table:table-cell table:style-name="Tableau9.B2" office:value-type="string">
            <text:p text:style-name="Table_20_Contents"/>
          </table:table-cell>
          <table:table-cell table:style-name="Tableau9.B2" office:value-type="string">
            <text:p text:style-name="Table_20_Contents"/>
          </table:table-cell>
          <table:table-cell table:style-name="Tableau9.C2" office:value-type="string">
            <text:p text:style-name="Table_20_Contents"/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5">Table des matières</text:p>
          </text:index-title>
          <text:p text:style-name="P12">RESUME<text:tab/>1</text:p>
          <text:p text:style-name="P12">HISTORIQUE DU DOCUMENT <text:tab/>1</text:p>
          <text:p text:style-name="P12">DIFFUSION<text:tab/>1</text:p>
          <text:p text:style-name="P12">I Introduction <text:tab/>4</text:p>
          <text:p text:style-name="P11">I.1 BUT <text:tab/>4</text:p>
          <text:p text:style-name="P11">I.2 PORTEE <text:tab/>4</text:p>
          <text:p text:style-name="P11">I.3 DOCUMENTS <text:tab/>4</text:p>
          <text:p text:style-name="P12">II Les exigences des tests <text:tab/>5</text:p>
          <text:p text:style-name="P12">III La stratégie de test <text:s/><text:tab/>7</text:p>
          <text:p text:style-name="P11">III.1 LES TYPES DE TEST<text:tab/>7</text:p>
          <text:p text:style-name="P10">III.1.1 Les tests unitaires<text:tab/>7</text:p>
          <text:p text:style-name="P10">III.1.2 Les tests système<text:tab/>8</text:p>
          <text:p text:style-name="P10">III.1.3 Les tests d’acceptation<text:tab/>9</text:p>
          <text:p text:style-name="P11">III.2 LES OUTILS<text:tab/>9</text:p>
          <text:p text:style-name="P12">IV Les ressources <text:tab/>11</text:p>
          <text:p text:style-name="P11">IV.1 LES RESSOURCES HUMAINES<text:tab/>11</text:p>
          <text:p text:style-name="P11">IV.2 LES RESSOURCES SYSTEME<text:tab/>11</text:p>
          <text:p text:style-name="P12">V Le planning des tests <text:tab/>12</text:p>
          <text:p text:style-name="P11">V.1 LE PLANNING <text:tab/>12</text:p>
          <text:p text:style-name="P11">V.2 LES JALONS <text:tab/>12</text:p>
          <text:p text:style-name="P12">VI Les livrables de l’activité de test<text:tab/>13</text:p>
        </text:index-body>
      </text:table-of-content>
      <text:p text:style-name="P1"/>
      <text:p text:style-name="P6"/>
      <text:p text:style-name="Standard"/>
      <text:h text:style-name="P18" text:outline-level="2"><text:span text:style-name="T6">I</text:span><text:span text:style-name="T4"> Introduction</text:span> </text:h>
      <text:p text:style-name="Standard"/>
      <text:h text:style-name="Heading_20_4" text:outline-level="4"><text:span text:style-name="T7">I.1</text:span> BUT </text:h>
      <text:p text:style-name="Standard"/>
      <text:p text:style-name="Standard">Ce plan de test pour le projet Active a les objectifs suivants : <text:s/></text:p>
      <text:p text:style-name="Standard"/>
      <text:p text:style-name="Standard">- Permettre de tester les composants un à un pour permettre un fonctionnement correct de chaque module et la bonne communication entre ceux-ci.</text:p>
      <text:p text:style-name="Standard">- Déterminer les failles de chaque module/sous-module pour éviter les erreurs en cascade dans les modules liés</text:p>
      <text:p text:style-name="Standard"/>
      <text:p text:style-name="Standard"/>
      <text:p text:style-name="Standard">Les trois modules principaux (Moteur de Recherche, Base d'Indexation, Moteur d'Indexation) seront testés indépendamment.</text:p>
      <text:p text:style-name="Standard"/>
      <text:p text:style-name="Standard"/>
      <text:p text:style-name="Standard">Les ressources nécessaires au bon fonctionnement des tests sont :</text:p>
      <text:p text:style-name="Standard"/>
      <text:p text:style-name="Standard">- la libraire TinyXML pour la partie 'Gestion du contenu XML' (création et lecture)</text:p>
      <text:p text:style-name="Standard">- le système de base de données SQLite3 pour le module 'Base d'Indexation'</text:p>
      <text:p text:style-name="Standard">- un système d'exploitation Unix ou Linux</text:p>
      <text:p text:style-name="Standard"/>
      <text:p text:style-name="Standard"/>
      <text:h text:style-name="Heading_20_4" text:outline-level="4"><text:span text:style-name="T7">I.2</text:span> PORTEE </text:h>
      <text:p text:style-name="Standard"><text:s/></text:p>
      <text:p text:style-name="Standard">Description des étapes et types de test : </text:p>
      <text:p text:style-name="Standard"/>
      <text:p text:style-name="Standard">- Tests unitaires</text:p>
      <text:p text:style-name="Standard">- Tests systèmes : des tests fonctionnels</text:p>
      <text:p text:style-name="Standard">- Tests d’acceptation : des tests fonctionnels</text:p>
      <text:p text:style-name="Standard"><text:s/></text:p>
      <text:p text:style-name="Standard">Toutes les fonctionnalités doivent être testées une à une.</text:p>
      <text:p text:style-name="Standard"/>
      <text:h text:style-name="Heading_20_4" text:outline-level="4"><text:span text:style-name="T7">I.3</text:span> DOCUMENTS </text:h>
      <text:p text:style-name="Standard"/>
      <text:p text:style-name="Standard">La table ci-dessous indique les documents disponibles pour l’activité de test.</text:p>
      <text:p text:style-name="Standard"/>
      <text:p text:style-name="Standard"/>
      <text:p text:style-name="Table_20_Heading">Table 1 : Tableau des documents disponibles</text:p>
      <text:p text:style-name="Table_20_Heading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8">Document</text:p>
          </table:table-cell>
          <table:table-cell table:style-name="Tableau12.A1" office:value-type="string">
            <text:p text:style-name="P8">Version</text:p>
          </table:table-cell>
          <table:table-cell table:style-name="Tableau12.A1" office:value-type="string">
            <text:p text:style-name="P8">Disponible</text:p>
          </table:table-cell>
          <table:table-cell table:style-name="Tableau12.D1" office:value-type="string">
            <text:p text:style-name="P8">Notes</text:p>
          </table:table-cell>
        </table:table-row>
        <table:table-row>
          <table:table-cell table:style-name="Tableau12.A2" office:value-type="string">
            <text:p text:style-name="Table_20_Contents">Spécifications fonctionnelles</text:p>
          </table:table-cell>
          <table:table-cell table:style-name="Tableau12.C2" office:value-type="string">
            <text:p text:style-name="Table_20_Contents"/>
          </table:table-cell>
          <table:table-cell table:style-name="Tableau12.C2" office:value-type="string">
            <text:p text:style-name="Table_20_Contents">Oui</text:p>
          </table:table-cell>
          <table:table-cell table:style-name="Tableau12.D2" office:value-type="string">
            <text:p text:style-name="Table_20_Contents">Présentes dans le Cahier des Charges</text:p>
          </table:table-cell>
        </table:table-row>
        <text:soft-page-break/>
        <table:table-row>
          <table:table-cell table:style-name="Tableau12.A3" office:value-type="string">
            <text:p text:style-name="Table_20_Contents">DTD</text:p>
          </table:table-cell>
          <table:table-cell table:style-name="Tableau12.C3" office:value-type="string">
            <text:p text:style-name="Table_20_Contents"/>
          </table:table-cell>
          <table:table-cell table:style-name="Tableau12.C3" office:value-type="string">
            <text:p text:style-name="Table_20_Contents">Oui</text:p>
          </table:table-cell>
          <table:table-cell table:style-name="Tableau12.D3" office:value-type="string">
            <text:p text:style-name="Table_20_Contents">Présente dans le Cahier des Charges</text:p>
          </table:table-cell>
        </table:table-row>
      </table:table>
      <text:p text:style-name="Standard"/>
      <text:h text:style-name="P18" text:outline-level="2"><text:span text:style-name="T6">II</text:span><text:span text:style-name="T4"> Les exigences des tests</text:span> </text:h>
      <text:p text:style-name="Standard"/>
      <text:p text:style-name="Standard"/>
      <text:p text:style-name="P13"><text:span text:style-name="T11">Moteur de recherche </text:span><text:span text:style-name="T10">:</text:span> </text:p>
      <text:p text:style-name="Standard"/>
      <text:p text:style-name="Standard">- Lancer une recherche</text:p>
      <text:p text:style-name="Standard">- Sélectionner des critères de recherche</text:p>
      <text:p text:style-name="Standard">- Transformer une recherche sous forme de requête</text:p>
      <text:p text:style-name="Standard">- Exécuter une requête</text:p>
      <text:p text:style-name="Standard">- Interpréter un résultat</text:p>
      <text:p text:style-name="Standard">- Afficher un résultat lisible par l'utilisateur</text:p>
      <text:p text:style-name="Standard"/>
      <text:p text:style-name="Standard"/>
      <text:p text:style-name="P14">Base d'Indexation :</text:p>
      <text:p text:style-name="Standard"/>
      <text:p text:style-name="Standard">- Recevoir des requêtes </text:p>
      <text:p text:style-name="Standard">- Évaluer une requête et produire un résultat</text:p>
      <text:p text:style-name="Standard">- Renvoyer le résultat</text:p>
      <text:p text:style-name="Standard">- Conserver des informations sur des fichiers</text:p>
      <text:p text:style-name="Standard">- Communiquer avec le Moteur de Recherche</text:p>
      <text:p text:style-name="Standard">- Communiquer avec le Moteur d'Indexation</text:p>
      <text:p text:style-name="Standard"/>
      <text:p text:style-name="Standard"/>
      <text:p text:style-name="Standard"><text:s/><text:span text:style-name="T9">Moteur d'Indexation :</text:span></text:p>
      <text:p text:style-name="Standard"/>
      <text:p text:style-name="Standard">- Indexer les fichiers une première fois au lancement</text:p>
      <text:p text:style-name="Standard">- Être notifié des modifications sur un fichier</text:p>
      <text:p text:style-name="Standard">- Construire une requête en fonction des modifications</text:p>
      <text:p text:style-name="Standard">- Communiquer avec la Base d'Indexation</text:p>
      <text:p text:style-name="Standard">- Envoyer des requêtes à la Base d'Indexation</text:p>
      <text:p text:style-name="Standard">- Accepter plusieurs connexions utilisateur</text:p>
      <text:p text:style-name="Standard"/>
      <text:p text:style-name="Standard"/>
      <text:p text:style-name="P14">Utilisateur :</text:p>
      <text:p text:style-name="Standard"/>
      <text:p text:style-name="Standard">- Connexion au Moteur d'Indexation</text:p>
      <text:p text:style-name="Standard">- Envoi de requêtes au Moteur d'Indexation :</text:p>
      <text:p text:style-name="Standard"><text:tab/>- Démarrer le Moteur d'Indexation</text:p>
      <text:p text:style-name="Standard"><text:tab/>- Redémarrer le Moteur d'Indexation</text:p>
      <text:p text:style-name="Standard"><text:tab/>- Arrêter le Moteur d'Indexation (arrêter la surveillance)</text:p>
      <text:p text:style-name="Standard"><text:tab/>- Lister les fichiers surveillés</text:p>
      <text:p text:style-name="Standard"><text:tab/>- Faire terminer le Moteur d'Indexation</text:p>
      <text:p text:style-name="Standard"/>
      <text:p text:style-name="Standard"/>
      <text:p text:style-name="P14">Gestion du contenu XML :</text:p>
      <text:p text:style-name="Standard"/>
      <text:p text:style-name="Standard">- Génération de code XML à partir d'une structure du Moteur de Recherche</text:p>
      <text:p text:style-name="Standard">- Transformation du code XML en structure pour le Moteur de Recherche</text:p>
      <text:p text:style-name="Standard"><text:soft-page-break/>- Génération de code XML à partir d'une structure de la Base d'Indexation</text:p>
      <text:p text:style-name="Standard">- Transformation du code XML en structure pour la Base d'Indexation</text:p>
      <text:p text:style-name="Standard">- Génération de code XML à partir d'une structure du Moteur d'Indexation</text:p>
      <text:p text:style-name="Standard"/>
      <text:h text:style-name="P18" text:outline-level="2"><text:span text:style-name="T6">III</text:span><text:span text:style-name="T4"> La stratégie de test </text:span><text:s/></text:h>
      <text:p text:style-name="Standard"/>
      <text:p text:style-name="Standard"/>
      <text:p text:style-name="Standard"/>
      <text:h text:style-name="Heading_20_4" text:outline-level="4"><text:span text:style-name="T7">III.1</text:span> LES TYPES DE TEST</text:h>
      <text:p text:style-name="Standard"/>
      <text:h text:style-name="Heading_20_5" text:outline-level="5">III.1.1 Les tests unitaires</text:h>
      <text:p text:style-name="Text_20_body"/>
      <text:p text:style-name="Table_20_Heading">Table 2 : Tableaux de description des tests unitaires</text:p>
      <text:p text:style-name="Table_20_Heading"/>
      <text:p text:style-name="P7">Moteur de recherche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Objectif du test</text:p>
          </table:table-cell>
          <table:table-cell table:style-name="Tableau2.B1" office:value-type="string">
            <text:p text:style-name="Standard">Vérifier la validité d'une recherche</text:p>
          </table:table-cell>
        </table:table-row>
        <table:table-row>
          <table:table-cell table:style-name="Tableau2.A2" office:value-type="string">
            <text:p text:style-name="P9">Technique</text:p>
          </table:table-cell>
          <table:table-cell table:style-name="Tableau2.B4" office:value-type="string">
            <text:p text:style-name="Standard">Tester toutes les combinaisons possibles grâce au langage de requête pour la recherche</text:p>
          </table:table-cell>
        </table:table-row>
        <table:table-row>
          <table:table-cell table:style-name="Tableau2.A2" office:value-type="string">
            <text:p text:style-name="P9">Critère d'achèvement</text:p>
          </table:table-cell>
          <table:table-cell table:style-name="Tableau2.B4" office:value-type="string">
            <text:p text:style-name="Table_20_Contents">0% défaut </text:p>
          </table:table-cell>
        </table:table-row>
        <table:table-row>
          <table:table-cell table:style-name="Tableau2.A2" office:value-type="string">
            <text:p text:style-name="P9">Responsable</text:p>
          </table:table-cell>
          <table:table-cell table:style-name="Tableau2.B4" office:value-type="string">
            <text:p text:style-name="Standard">DE OLIVEIRA Nelson</text:p>
          </table:table-cell>
        </table:table-row>
      </table:table>
      <text:p text:style-name="P15"/>
      <text:p text:style-name="P7"/>
      <text:p text:style-name="P22"><text:span text:style-name="T8">Base d'Indexation :</text:span></text:p>
      <text:p text:style-name="P22"><text:span text:style-name="T8"/></text:p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9">Objectif du test</text:p>
          </table:table-cell>
          <table:table-cell table:style-name="Tableau45.B1" office:value-type="string">
            <text:p text:style-name="Standard">Création d'une entrée dans la base lorsque réception d'un événement « Création » sur fichier</text:p>
          </table:table-cell>
        </table:table-row>
        <table:table-row>
          <table:table-cell table:style-name="Tableau45.A2" office:value-type="string">
            <text:p text:style-name="P9">Technique</text:p>
          </table:table-cell>
          <table:table-cell table:style-name="Tableau45.B4" office:value-type="string">
            <text:p text:style-name="Standard">Envoyer un code XML correspondant à une création de fichier</text:p>
          </table:table-cell>
        </table:table-row>
        <table:table-row>
          <table:table-cell table:style-name="Tableau45.A2" office:value-type="string">
            <text:p text:style-name="P9">Critère d'achèvement</text:p>
          </table:table-cell>
          <table:table-cell table:style-name="Tableau45.B4" office:value-type="string">
            <text:p text:style-name="Table_20_Contents">Nouvelle entrée dans la base</text:p>
          </table:table-cell>
        </table:table-row>
        <table:table-row>
          <table:table-cell table:style-name="Tableau45.A2" office:value-type="string">
            <text:p text:style-name="P9">Responsable</text:p>
          </table:table-cell>
          <table:table-cell table:style-name="Tableau45.B4" office:value-type="string">
            <text:p text:style-name="Standard">NDJANDA MBIADA Jacques Charles</text:p>
          </table:table-cell>
        </table:table-row>
      </table:table>
      <text:h text:style-name="Heading_20_5" text:outline-level="5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9">Objectif du test</text:p>
          </table:table-cell>
          <table:table-cell table:style-name="Tableau46.B1" office:value-type="string">
            <text:p text:style-name="Standard">Modification d'une entrée dans la base lorsque réception d'un événement « Modification » sur fichier</text:p>
          </table:table-cell>
        </table:table-row>
        <table:table-row>
          <table:table-cell table:style-name="Tableau46.A2" office:value-type="string">
            <text:p text:style-name="P9">Technique</text:p>
          </table:table-cell>
          <table:table-cell table:style-name="Tableau46.B4" office:value-type="string">
            <text:p text:style-name="Standard">Envoyer un code XML correspondant à une modification</text:p>
          </table:table-cell>
        </table:table-row>
        <table:table-row>
          <table:table-cell table:style-name="Tableau46.A2" office:value-type="string">
            <text:p text:style-name="P9">Critère d'achèvement</text:p>
          </table:table-cell>
          <table:table-cell table:style-name="Tableau46.B4" office:value-type="string">
            <text:p text:style-name="Table_20_Contents">Modification de l'objet concerné dans la base</text:p>
          </table:table-cell>
        </table:table-row>
        <table:table-row>
          <table:table-cell table:style-name="Tableau46.A2" office:value-type="string">
            <text:p text:style-name="P9">Responsable</text:p>
          </table:table-cell>
          <table:table-cell table:style-name="Tableau46.B4" office:value-type="string">
            <text:p text:style-name="Standard">NDJANDA MBIADA Jacques Charles</text:p>
          </table:table-cell>
        </table:table-row>
      </table:table>
      <text:p text:style-name="Standard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9">Objectif du test</text:p>
          </table:table-cell>
          <table:table-cell table:style-name="Tableau47.B1" office:value-type="string">
            <text:p text:style-name="Standard">Suppression d'une entrée dans la base lorsque réception d'un événement « Suppression » sur <text:soft-page-break/>fichier</text:p>
          </table:table-cell>
        </table:table-row>
        <table:table-row>
          <table:table-cell table:style-name="Tableau47.A2" office:value-type="string">
            <text:p text:style-name="P9">Technique</text:p>
          </table:table-cell>
          <table:table-cell table:style-name="Tableau47.B4" office:value-type="string">
            <text:p text:style-name="Standard">Envoyer un code XML correspondant à une suppression</text:p>
          </table:table-cell>
        </table:table-row>
        <table:table-row>
          <table:table-cell table:style-name="Tableau47.A2" office:value-type="string">
            <text:p text:style-name="P9">Critère d'achèvement</text:p>
          </table:table-cell>
          <table:table-cell table:style-name="Tableau47.B4" office:value-type="string">
            <text:p text:style-name="Table_20_Contents">Suppression de l'entrée correspondante dans la base</text:p>
          </table:table-cell>
        </table:table-row>
        <table:table-row>
          <table:table-cell table:style-name="Tableau47.A2" office:value-type="string">
            <text:p text:style-name="P9">Responsable</text:p>
          </table:table-cell>
          <table:table-cell table:style-name="Tableau47.B4" office:value-type="string">
            <text:p text:style-name="Standard">NDJANDA MBIADA Jacques Charles</text:p>
          </table:table-cell>
        </table:table-row>
      </table:table>
      <text:h text:style-name="Heading_20_5" text:outline-level="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Objectif du test</text:p>
          </table:table-cell>
          <table:table-cell table:style-name="Tableau3.B1" office:value-type="string">
            <text:p text:style-name="Standard">Modification d'une entrée dans la base lorsque réception d'un événement « Renommage » sur fichier</text:p>
          </table:table-cell>
        </table:table-row>
        <table:table-row>
          <table:table-cell table:style-name="Tableau3.A2" office:value-type="string">
            <text:p text:style-name="P9">Technique</text:p>
          </table:table-cell>
          <table:table-cell table:style-name="Tableau3.B4" office:value-type="string">
            <text:p text:style-name="Standard">Envoyer un code XML correspondant à un renommage</text:p>
          </table:table-cell>
        </table:table-row>
        <table:table-row>
          <table:table-cell table:style-name="Tableau3.A2" office:value-type="string">
            <text:p text:style-name="P9">Critère d'achèvement</text:p>
          </table:table-cell>
          <table:table-cell table:style-name="Tableau3.B4" office:value-type="string">
            <text:p text:style-name="Table_20_Contents">Modification de l'objet concerné dans la base</text:p>
          </table:table-cell>
        </table:table-row>
        <table:table-row>
          <table:table-cell table:style-name="Tableau3.A2" office:value-type="string">
            <text:p text:style-name="P9">Responsable</text:p>
          </table:table-cell>
          <table:table-cell table:style-name="Tableau3.B4" office:value-type="string">
            <text:p text:style-name="Standard">NDJANDA MBIADA Jacques Charles</text:p>
          </table:table-cell>
        </table:table-row>
      </table:table>
      <text:p text:style-name="Standard"/>
      <text:p text:style-name="Standard"/>
      <text:p text:style-name="P16">Moteur d'Indexation :</text:p>
      <text:p text:style-name="Text_20_body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office:value-type="string">
            <text:p text:style-name="P9">Objectif du test</text:p>
          </table:table-cell>
          <table:table-cell table:style-name="Tableau48.B1" office:value-type="string">
            <text:p text:style-name="Standard">Un événement « Création » est levé lorsqu'un fichier dans un répertoire surveillé est créé</text:p>
          </table:table-cell>
        </table:table-row>
        <table:table-row>
          <table:table-cell table:style-name="Tableau48.A2" office:value-type="string">
            <text:p text:style-name="P9">Technique</text:p>
          </table:table-cell>
          <table:table-cell table:style-name="Tableau48.B4" office:value-type="string">
            <text:p text:style-name="Standard">Créer un fichier dans un répertoire surveillé</text:p>
          </table:table-cell>
        </table:table-row>
        <table:table-row>
          <table:table-cell table:style-name="Tableau48.A2" office:value-type="string">
            <text:p text:style-name="P9">Critère d'achèvement</text:p>
          </table:table-cell>
          <table:table-cell table:style-name="Tableau48.B4" office:value-type="string">
            <text:p text:style-name="Table_20_Contents">0% défaut </text:p>
          </table:table-cell>
        </table:table-row>
        <table:table-row>
          <table:table-cell table:style-name="Tableau48.A2" office:value-type="string">
            <text:p text:style-name="P9">Responsable</text:p>
          </table:table-cell>
          <table:table-cell table:style-name="Tableau48.B4" office:value-type="string">
            <text:p text:style-name="Standard">LEBEAU Christophe</text:p>
          </table:table-cell>
        </table:table-row>
      </table:table>
      <text:p text:style-name="Standard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office:value-type="string">
            <text:p text:style-name="P9">Objectif du test</text:p>
          </table:table-cell>
          <table:table-cell table:style-name="Tableau49.B1" office:value-type="string">
            <text:p text:style-name="Standard">Un événement « Modification» est levé lorsqu'un fichier surveillé est modifié</text:p>
          </table:table-cell>
        </table:table-row>
        <table:table-row>
          <table:table-cell table:style-name="Tableau49.A2" office:value-type="string">
            <text:p text:style-name="P9">Technique</text:p>
          </table:table-cell>
          <table:table-cell table:style-name="Tableau49.B4" office:value-type="string">
            <text:p text:style-name="Standard">Modifier un fichier surveillé</text:p>
          </table:table-cell>
        </table:table-row>
        <table:table-row>
          <table:table-cell table:style-name="Tableau49.A2" office:value-type="string">
            <text:p text:style-name="P9">Critère d'achèvement</text:p>
          </table:table-cell>
          <table:table-cell table:style-name="Tableau49.B4" office:value-type="string">
            <text:p text:style-name="Table_20_Contents">0% défaut </text:p>
          </table:table-cell>
        </table:table-row>
        <table:table-row>
          <table:table-cell table:style-name="Tableau49.A2" office:value-type="string">
            <text:p text:style-name="P9">Responsable</text:p>
          </table:table-cell>
          <table:table-cell table:style-name="Tableau49.B4" office:value-type="string">
            <text:p text:style-name="Standard">LEBEAU Christophe</text:p>
          </table:table-cell>
        </table:table-row>
      </table:table>
      <text:p text:style-name="Text_20_body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office:value-type="string">
            <text:p text:style-name="P9">Objectif du test</text:p>
          </table:table-cell>
          <table:table-cell table:style-name="Tableau50.B1" office:value-type="string">
            <text:p text:style-name="Standard">Un événement « Suppression» est levé lorsqu'un fichier surveillé est supprimé</text:p>
          </table:table-cell>
        </table:table-row>
        <table:table-row>
          <table:table-cell table:style-name="Tableau50.A2" office:value-type="string">
            <text:p text:style-name="P9">Technique</text:p>
          </table:table-cell>
          <table:table-cell table:style-name="Tableau50.B4" office:value-type="string">
            <text:p text:style-name="Standard">Supprimer un fichier surveillé</text:p>
          </table:table-cell>
        </table:table-row>
        <table:table-row>
          <table:table-cell table:style-name="Tableau50.A2" office:value-type="string">
            <text:p text:style-name="P9">Critère d'achèvement</text:p>
          </table:table-cell>
          <table:table-cell table:style-name="Tableau50.B4" office:value-type="string">
            <text:p text:style-name="Table_20_Contents">0% défaut </text:p>
          </table:table-cell>
        </table:table-row>
        <table:table-row>
          <table:table-cell table:style-name="Tableau50.A2" office:value-type="string">
            <text:p text:style-name="P9">Responsable</text:p>
          </table:table-cell>
          <table:table-cell table:style-name="Tableau50.B4" office:value-type="string">
            <text:p text:style-name="Standard">LEBEAU Christophe</text:p>
          </table:table-cell>
        </table:table-row>
      </table:table>
      <text:h text:style-name="Heading_20_5" text:outline-level="5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9">Objectif du test</text:p>
          </table:table-cell>
          <table:table-cell table:style-name="Tableau51.B1" office:value-type="string">
            <text:p text:style-name="Standard">Un événement « Renommage » est levé lorsqu'un fichier surveillé est renommé</text:p>
          </table:table-cell>
        </table:table-row>
        <text:soft-page-break/>
        <table:table-row>
          <table:table-cell table:style-name="Tableau51.A2" office:value-type="string">
            <text:p text:style-name="P9">Technique</text:p>
          </table:table-cell>
          <table:table-cell table:style-name="Tableau51.B4" office:value-type="string">
            <text:p text:style-name="Standard">Supprimer un fichier surveillé</text:p>
          </table:table-cell>
        </table:table-row>
        <table:table-row>
          <table:table-cell table:style-name="Tableau51.A2" office:value-type="string">
            <text:p text:style-name="P9">Critère d'achèvement</text:p>
          </table:table-cell>
          <table:table-cell table:style-name="Tableau51.B4" office:value-type="string">
            <text:p text:style-name="Table_20_Contents">0% défaut </text:p>
          </table:table-cell>
        </table:table-row>
        <table:table-row>
          <table:table-cell table:style-name="Tableau51.A2" office:value-type="string">
            <text:p text:style-name="P9">Responsable</text:p>
          </table:table-cell>
          <table:table-cell table:style-name="Tableau51.B4" office:value-type="string">
            <text:p text:style-name="Standard">LEBEAU Christophe</text:p>
          </table:table-cell>
        </table:table-row>
      </table:table>
      <text:p text:style-name="Standard"/>
      <text:h text:style-name="Heading_20_5" text:outline-level="5">III.1.2 Les tests système</text:h>
      <text:p text:style-name="Standard"/>
      <text:p text:style-name="Standard">• Tests fonctionnels : </text:p>
      <text:p text:style-name="Standard"/>
      <text:p text:style-name="Table_20_Heading">Table 3 : Tableaux de description des tests système (tests fonctionnels)</text:p>
      <text:p text:style-name="Standard"/>
      <text:p text:style-name="P2">Moteur de recherche :</text:p>
      <text:p text:style-name="Table_20_Heading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Objectif du test</text:p>
          </table:table-cell>
          <table:table-cell table:style-name="Tableau1.B1" office:value-type="string">
            <text:p text:style-name="Standard">Lancer une recherche</text:p>
          </table:table-cell>
        </table:table-row>
        <table:table-row>
          <table:table-cell table:style-name="Tableau1.A2" office:value-type="string">
            <text:p text:style-name="P9">Technique</text:p>
          </table:table-cell>
          <table:table-cell table:style-name="Tableau1.B4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9">Critère d'achèvement</text:p>
          </table:table-cell>
          <table:table-cell table:style-name="Tableau1.B4" office:value-type="string">
            <text:p text:style-name="Table_20_Contents">0% défaut </text:p>
          </table:table-cell>
        </table:table-row>
        <table:table-row>
          <table:table-cell table:style-name="Tableau1.A2" office:value-type="string">
            <text:p text:style-name="P9">Responsable</text:p>
          </table:table-cell>
          <table:table-cell table:style-name="Tableau1.B4" office:value-type="string">
            <text:p text:style-name="Standard">DE OLIVEIRA Nelson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9">Objectif du test</text:p>
          </table:table-cell>
          <table:table-cell table:style-name="Tableau13.B1" office:value-type="string">
            <text:p text:style-name="Standard">Sélectionner des critères de recherche</text:p>
          </table:table-cell>
        </table:table-row>
        <table:table-row>
          <table:table-cell table:style-name="Tableau13.A2" office:value-type="string">
            <text:p text:style-name="P9">Technique</text:p>
          </table:table-cell>
          <table:table-cell table:style-name="Tableau13.B4" office:value-type="string">
            <text:p text:style-name="Standard"/>
          </table:table-cell>
        </table:table-row>
        <table:table-row>
          <table:table-cell table:style-name="Tableau13.A2" office:value-type="string">
            <text:p text:style-name="P9">Critère d'achèvement</text:p>
          </table:table-cell>
          <table:table-cell table:style-name="Tableau13.B4" office:value-type="string">
            <text:p text:style-name="Table_20_Contents">0% défaut </text:p>
          </table:table-cell>
        </table:table-row>
        <table:table-row>
          <table:table-cell table:style-name="Tableau13.A2" office:value-type="string">
            <text:p text:style-name="P9">Responsable</text:p>
          </table:table-cell>
          <table:table-cell table:style-name="Tableau13.B4" office:value-type="string">
            <text:p text:style-name="Standard">DE OLIVEIRA Nelson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9">Objectif du test</text:p>
          </table:table-cell>
          <table:table-cell table:style-name="Tableau14.B1" office:value-type="string">
            <text:p text:style-name="Standard">Transformer une recherche sous forme de requête</text:p>
          </table:table-cell>
        </table:table-row>
        <table:table-row>
          <table:table-cell table:style-name="Tableau14.A2" office:value-type="string">
            <text:p text:style-name="P9">Technique</text:p>
          </table:table-cell>
          <table:table-cell table:style-name="Tableau14.B4" office:value-type="string">
            <text:p text:style-name="Standard"/>
          </table:table-cell>
        </table:table-row>
        <table:table-row>
          <table:table-cell table:style-name="Tableau14.A2" office:value-type="string">
            <text:p text:style-name="P9">Critère d'achèvement</text:p>
          </table:table-cell>
          <table:table-cell table:style-name="Tableau14.B4" office:value-type="string">
            <text:p text:style-name="Table_20_Contents">Le résultat doit produire une requête décrivant les options et champs fournis lors de la recherche</text:p>
          </table:table-cell>
        </table:table-row>
        <table:table-row>
          <table:table-cell table:style-name="Tableau14.A2" office:value-type="string">
            <text:p text:style-name="P9">Responsable</text:p>
          </table:table-cell>
          <table:table-cell table:style-name="Tableau14.B4" office:value-type="string">
            <text:p text:style-name="Standard">DE OLIVEIRA Nelson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9">Objectif du test</text:p>
          </table:table-cell>
          <table:table-cell table:style-name="Tableau15.B1" office:value-type="string">
            <text:p text:style-name="Standard">Exécuter une requête</text:p>
          </table:table-cell>
        </table:table-row>
        <table:table-row>
          <table:table-cell table:style-name="Tableau15.A2" office:value-type="string">
            <text:p text:style-name="P9">Technique</text:p>
          </table:table-cell>
          <table:table-cell table:style-name="Tableau15.B4" office:value-type="string">
            <text:p text:style-name="Standard"/>
          </table:table-cell>
        </table:table-row>
        <table:table-row>
          <table:table-cell table:style-name="Tableau15.A2" office:value-type="string">
            <text:p text:style-name="P9">Critère d'achèvement</text:p>
          </table:table-cell>
          <table:table-cell table:style-name="Tableau15.B4" office:value-type="string">
            <text:p text:style-name="Table_20_Contents">La Base d'Indexation doit recevoir la requête</text:p>
          </table:table-cell>
        </table:table-row>
        <table:table-row>
          <table:table-cell table:style-name="Tableau15.A2" office:value-type="string">
            <text:p text:style-name="P9">Responsable</text:p>
          </table:table-cell>
          <table:table-cell table:style-name="Tableau15.B4" office:value-type="string">
            <text:p text:style-name="Standard">DE OLIVEIRA Nelson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9">Objectif du test</text:p>
          </table:table-cell>
          <table:table-cell table:style-name="Tableau16.B1" office:value-type="string">
            <text:p text:style-name="Standard">Interpréter un résultat</text:p>
          </table:table-cell>
        </table:table-row>
        <table:table-row>
          <table:table-cell table:style-name="Tableau16.A2" office:value-type="string">
            <text:p text:style-name="P9">Technique</text:p>
          </table:table-cell>
          <table:table-cell table:style-name="Tableau16.B4" office:value-type="string">
            <text:p text:style-name="Standard"/>
          </table:table-cell>
        </table:table-row>
        <table:table-row>
          <table:table-cell table:style-name="Tableau16.A2" office:value-type="string">
            <text:p text:style-name="P9">Critère d'achèvement</text:p>
          </table:table-cell>
          <table:table-cell table:style-name="Tableau16.B4" office:value-type="string">
            <text:p text:style-name="Table_20_Contents">0% défaut </text:p>
          </table:table-cell>
        </table:table-row>
        <table:table-row>
          <table:table-cell table:style-name="Tableau16.A2" office:value-type="string">
            <text:p text:style-name="P9">Responsable</text:p>
          </table:table-cell>
          <table:table-cell table:style-name="Tableau16.B4" office:value-type="string">
            <text:p text:style-name="Standard">DE OLIVEIRA Nelson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p text:style-name="P9">Objectif du test</text:p>
          </table:table-cell>
          <table:table-cell table:style-name="Tableau17.B1" office:value-type="string">
            <text:p text:style-name="P3">Afficher un résultat lisible par l'utilisateur</text:p>
          </table:table-cell>
        </table:table-row>
        <table:table-row>
          <table:table-cell table:style-name="Tableau17.A2" office:value-type="string">
            <text:p text:style-name="P9">Technique</text:p>
          </table:table-cell>
          <table:table-cell table:style-name="Tableau17.B4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P9">Critère d'achèvement</text:p>
          </table:table-cell>
          <table:table-cell table:style-name="Tableau17.B4" office:value-type="string">
            <text:p text:style-name="Table_20_Contents">0% défaut </text:p>
          </table:table-cell>
        </table:table-row>
        <table:table-row>
          <table:table-cell table:style-name="Tableau17.A2" office:value-type="string">
            <text:p text:style-name="P9">Responsable</text:p>
          </table:table-cell>
          <table:table-cell table:style-name="Tableau17.B4" office:value-type="string">
            <text:p text:style-name="Standard">DE OLIVEIRA Nelson</text:p>
          </table:table-cell>
        </table:table-row>
      </table:table>
      <text:p text:style-name="Standard"/>
      <text:p text:style-name="Standard"/>
      <text:p text:style-name="P2">Base d'Indexation :</text:p>
      <text:p text:style-name="Standard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9">Objectif du test</text:p>
          </table:table-cell>
          <table:table-cell table:style-name="Tableau18.B1" office:value-type="string">
            <text:p text:style-name="Standard">Recevoir des requêtes </text:p>
          </table:table-cell>
        </table:table-row>
        <table:table-row>
          <table:table-cell table:style-name="Tableau18.A2" office:value-type="string">
            <text:p text:style-name="P9">Technique</text:p>
          </table:table-cell>
          <table:table-cell table:style-name="Tableau18.B4" office:value-type="string">
            <text:p text:style-name="Standard"/>
          </table:table-cell>
        </table:table-row>
        <table:table-row>
          <table:table-cell table:style-name="Tableau18.A2" office:value-type="string">
            <text:p text:style-name="P9">Critère d'achèvement</text:p>
          </table:table-cell>
          <table:table-cell table:style-name="Tableau18.B4" office:value-type="string">
            <text:p text:style-name="Table_20_Contents">0% défaut </text:p>
          </table:table-cell>
        </table:table-row>
        <table:table-row>
          <table:table-cell table:style-name="Tableau18.A2" office:value-type="string">
            <text:p text:style-name="P9">Responsable</text:p>
          </table:table-cell>
          <table:table-cell table:style-name="Tableau18.B4" office:value-type="string">
            <text:p text:style-name="Standard">NDJANDA MBIADA Jacques Charles</text:p>
          </table:table-cell>
        </table:table-row>
      </table:table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9">Objectif du test</text:p>
          </table:table-cell>
          <table:table-cell table:style-name="Tableau19.B1" office:value-type="string">
            <text:p text:style-name="Standard">Évaluer une requête et produire un résultat</text:p>
          </table:table-cell>
        </table:table-row>
        <table:table-row>
          <table:table-cell table:style-name="Tableau19.A2" office:value-type="string">
            <text:p text:style-name="P9">Technique</text:p>
          </table:table-cell>
          <table:table-cell table:style-name="Tableau19.B4" office:value-type="string">
            <text:p text:style-name="Standard"/>
          </table:table-cell>
        </table:table-row>
        <table:table-row>
          <table:table-cell table:style-name="Tableau19.A2" office:value-type="string">
            <text:p text:style-name="P9">Critère d'achèvement</text:p>
          </table:table-cell>
          <table:table-cell table:style-name="Tableau19.B4" office:value-type="string">
            <text:p text:style-name="Table_20_Contents">0% défaut </text:p>
          </table:table-cell>
        </table:table-row>
        <table:table-row>
          <table:table-cell table:style-name="Tableau19.A2" office:value-type="string">
            <text:p text:style-name="P9">Responsable</text:p>
          </table:table-cell>
          <table:table-cell table:style-name="Tableau19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9">Objectif du test</text:p>
          </table:table-cell>
          <table:table-cell table:style-name="Tableau20.B1" office:value-type="string">
            <text:p text:style-name="Standard">Renvoyer le résultat sous forme de requête</text:p>
          </table:table-cell>
        </table:table-row>
        <table:table-row>
          <table:table-cell table:style-name="Tableau20.A2" office:value-type="string">
            <text:p text:style-name="P9">Technique</text:p>
          </table:table-cell>
          <table:table-cell table:style-name="Tableau20.B4" office:value-type="string">
            <text:p text:style-name="Standard">Envoyer la requête au Moteur de Recherche</text:p>
          </table:table-cell>
        </table:table-row>
        <table:table-row>
          <table:table-cell table:style-name="Tableau20.A2" office:value-type="string">
            <text:p text:style-name="P9">Critère d'achèvement</text:p>
          </table:table-cell>
          <table:table-cell table:style-name="Tableau20.B4" office:value-type="string">
            <text:p text:style-name="Table_20_Contents">Le Moteur de Recherche reçoit la requête</text:p>
          </table:table-cell>
        </table:table-row>
        <table:table-row>
          <table:table-cell table:style-name="Tableau20.A2" office:value-type="string">
            <text:p text:style-name="P9">Responsable</text:p>
          </table:table-cell>
          <table:table-cell table:style-name="Tableau20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9">Objectif du test</text:p>
          </table:table-cell>
          <table:table-cell table:style-name="Tableau21.B1" office:value-type="string">
            <text:p text:style-name="Standard">Conserver des informations sur des fichiers</text:p>
          </table:table-cell>
        </table:table-row>
        <table:table-row>
          <table:table-cell table:style-name="Tableau21.A2" office:value-type="string">
            <text:p text:style-name="P9">Technique</text:p>
          </table:table-cell>
          <table:table-cell table:style-name="Tableau21.B4" office:value-type="string">
            <text:p text:style-name="Standard"/>
          </table:table-cell>
        </table:table-row>
        <table:table-row>
          <table:table-cell table:style-name="Tableau21.A2" office:value-type="string">
            <text:p text:style-name="P9">Critère d'achèvement</text:p>
          </table:table-cell>
          <table:table-cell table:style-name="Tableau21.B4" office:value-type="string">
            <text:p text:style-name="Table_20_Contents">0% défaut </text:p>
          </table:table-cell>
        </table:table-row>
        <table:table-row>
          <table:table-cell table:style-name="Tableau21.A2" office:value-type="string">
            <text:p text:style-name="P9">Responsable</text:p>
          </table:table-cell>
          <table:table-cell table:style-name="Tableau21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9">Objectif du test</text:p>
          </table:table-cell>
          <table:table-cell table:style-name="Tableau22.B1" office:value-type="string">
            <text:p text:style-name="Standard">Communiquer avec le Moteur de Recherche</text:p>
          </table:table-cell>
        </table:table-row>
        <table:table-row>
          <table:table-cell table:style-name="Tableau22.A2" office:value-type="string">
            <text:p text:style-name="P9">Technique</text:p>
          </table:table-cell>
          <table:table-cell table:style-name="Tableau22.B4" office:value-type="string">
            <text:p text:style-name="Standard">Etablir une connexion avec le Moteur de Recherche</text:p>
          </table:table-cell>
        </table:table-row>
        <table:table-row>
          <table:table-cell table:style-name="Tableau22.A2" office:value-type="string">
            <text:p text:style-name="P9">Critère d'achèvement</text:p>
          </table:table-cell>
          <table:table-cell table:style-name="Tableau22.B4" office:value-type="string">
            <text:p text:style-name="Table_20_Contents">0% défaut </text:p>
          </table:table-cell>
        </table:table-row>
        <table:table-row>
          <table:table-cell table:style-name="Tableau22.A2" office:value-type="string">
            <text:p text:style-name="P9">Responsable</text:p>
          </table:table-cell>
          <table:table-cell table:style-name="Tableau22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">Objectif du test</text:p>
          </table:table-cell>
          <table:table-cell table:style-name="Tableau23.B1" office:value-type="string">
            <text:p text:style-name="Standard">Communiquer avec le Moteur d'Indexation</text:p>
          </table:table-cell>
        </table:table-row>
        <table:table-row>
          <table:table-cell table:style-name="Tableau23.A2" office:value-type="string">
            <text:p text:style-name="P9">Technique</text:p>
          </table:table-cell>
          <table:table-cell table:style-name="Tableau23.B4" office:value-type="string">
            <text:p text:style-name="Standard">Etablir une connexion avec le Moteur d'Indexation</text:p>
          </table:table-cell>
        </table:table-row>
        <table:table-row>
          <table:table-cell table:style-name="Tableau23.A2" office:value-type="string">
            <text:p text:style-name="P9">Critère d'achèvement</text:p>
          </table:table-cell>
          <table:table-cell table:style-name="Tableau23.B4" office:value-type="string">
            <text:p text:style-name="Table_20_Contents">0% défaut </text:p>
          </table:table-cell>
        </table:table-row>
        <table:table-row>
          <table:table-cell table:style-name="Tableau23.A2" office:value-type="string">
            <text:p text:style-name="P9">Responsable</text:p>
          </table:table-cell>
          <table:table-cell table:style-name="Tableau23.B4" office:value-type="string">
            <text:p text:style-name="Standard">NDJANDA MBIADA Jacques Charles</text:p>
          </table:table-cell>
        </table:table-row>
      </table:table>
      <text:p text:style-name="Standard"><text:soft-page-break/></text:p>
      <text:p text:style-name="Standard"/>
      <text:p text:style-name="P2">Moteur d'Indexation :</text:p>
      <text:p text:style-name="Standard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9">Objectif du test</text:p>
          </table:table-cell>
          <table:table-cell table:style-name="Tableau24.B1" office:value-type="string">
            <text:p text:style-name="Standard">Indexer les fichiers une première fois au lancement</text:p>
          </table:table-cell>
        </table:table-row>
        <table:table-row>
          <table:table-cell table:style-name="Tableau24.A2" office:value-type="string">
            <text:p text:style-name="P9">Technique</text:p>
          </table:table-cell>
          <table:table-cell table:style-name="Tableau24.B4" office:value-type="string">
            <text:p text:style-name="Standard">Lancer la surveillance sur un répertoire</text:p>
          </table:table-cell>
        </table:table-row>
        <table:table-row>
          <table:table-cell table:style-name="Tableau24.A2" office:value-type="string">
            <text:p text:style-name="P9">Critère d'achèvement</text:p>
          </table:table-cell>
          <table:table-cell table:style-name="Tableau24.B4" office:value-type="string">
            <text:p text:style-name="Table_20_Contents">Le minimum entre le nombre de fichiers que le Moteur d'Indexation peut supporter et le nombre de fichiers dans l'arborescence du répertoire surveillé doit être le nombre de fichiers indexés</text:p>
          </table:table-cell>
        </table:table-row>
        <table:table-row>
          <table:table-cell table:style-name="Tableau24.A2" office:value-type="string">
            <text:p text:style-name="P9">Responsable</text:p>
          </table:table-cell>
          <table:table-cell table:style-name="Tableau24.B4" office:value-type="string">
            <text:p text:style-name="Standard">LEBEAU Christophe</text:p>
          </table:table-cell>
        </table:table-row>
      </table:table>
      <text:p text:style-name="P2"><text:s/>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9">Objectif du test</text:p>
          </table:table-cell>
          <table:table-cell table:style-name="Tableau25.B1" office:value-type="string">
            <text:p text:style-name="Standard">Être notifié des modifications sur un fichier</text:p>
          </table:table-cell>
        </table:table-row>
        <table:table-row>
          <table:table-cell table:style-name="Tableau25.A2" office:value-type="string">
            <text:p text:style-name="P9">Technique</text:p>
          </table:table-cell>
          <table:table-cell table:style-name="Tableau25.B4" office:value-type="string">
            <text:p text:style-name="Standard">Produire des créations, suppressions, modifications, renommages sur des fichiers surveillés</text:p>
          </table:table-cell>
        </table:table-row>
        <table:table-row>
          <table:table-cell table:style-name="Tableau25.A2" office:value-type="string">
            <text:p text:style-name="P9">Critère d'achèvement</text:p>
          </table:table-cell>
          <table:table-cell table:style-name="Tableau25.B4" office:value-type="string">
            <text:p text:style-name="Table_20_Contents">Chaque type de modification supportée doit être capturé par le Moteur d'Indexation</text:p>
          </table:table-cell>
        </table:table-row>
        <table:table-row>
          <table:table-cell table:style-name="Tableau25.A2" office:value-type="string">
            <text:p text:style-name="P9">Responsable</text:p>
          </table:table-cell>
          <table:table-cell table:style-name="Tableau25.B4" office:value-type="string">
            <text:p text:style-name="Standard">LEBEAU Christophe</text:p>
          </table:table-cell>
        </table:table-row>
      </table:table>
      <text:p text:style-name="P2"><text:s/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9">Objectif du test</text:p>
          </table:table-cell>
          <table:table-cell table:style-name="Tableau26.B1" office:value-type="string">
            <text:p text:style-name="Standard">Construire une requête en fonction des modifications</text:p>
          </table:table-cell>
        </table:table-row>
        <table:table-row>
          <table:table-cell table:style-name="Tableau26.A2" office:value-type="string">
            <text:p text:style-name="P9">Technique</text:p>
          </table:table-cell>
          <table:table-cell table:style-name="Tableau26.B4" office:value-type="string">
            <text:p text:style-name="Standard"/>
          </table:table-cell>
        </table:table-row>
        <table:table-row>
          <table:table-cell table:style-name="Tableau26.A2" office:value-type="string">
            <text:p text:style-name="P9">Critère d'achèvement</text:p>
          </table:table-cell>
          <table:table-cell table:style-name="Tableau26.B4" office:value-type="string">
            <text:p text:style-name="Table_20_Contents">0% défaut </text:p>
          </table:table-cell>
        </table:table-row>
        <table:table-row>
          <table:table-cell table:style-name="Tableau26.A2" office:value-type="string">
            <text:p text:style-name="P9">Responsable</text:p>
          </table:table-cell>
          <table:table-cell table:style-name="Tableau26.B4" office:value-type="string">
            <text:p text:style-name="Standard">LEBEAU Christophe</text:p>
          </table:table-cell>
        </table:table-row>
      </table:table>
      <text:p text:style-name="P2"><text:s/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9">Objectif du test</text:p>
          </table:table-cell>
          <table:table-cell table:style-name="Tableau27.B1" office:value-type="string">
            <text:p text:style-name="Standard">Communiquer avec la Base d'Indexation</text:p>
          </table:table-cell>
        </table:table-row>
        <table:table-row>
          <table:table-cell table:style-name="Tableau27.A2" office:value-type="string">
            <text:p text:style-name="P9">Technique</text:p>
          </table:table-cell>
          <table:table-cell table:style-name="Tableau27.B4" office:value-type="string">
            <text:p text:style-name="Standard">Etablir une connexion avec la Base d'Indexation</text:p>
          </table:table-cell>
        </table:table-row>
        <table:table-row>
          <table:table-cell table:style-name="Tableau27.A2" office:value-type="string">
            <text:p text:style-name="P9"><text:s/>Critère d'achèvement</text:p>
          </table:table-cell>
          <table:table-cell table:style-name="Tableau27.B4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P9">Responsable</text:p>
          </table:table-cell>
          <table:table-cell table:style-name="Tableau27.B4" office:value-type="string">
            <text:p text:style-name="Standard">LEBEAU Christophe</text:p>
          </table:table-cell>
        </table:table-row>
      </table:table>
      <text:p text:style-name="P2"><text:s/>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9">Objectif du test</text:p>
          </table:table-cell>
          <table:table-cell table:style-name="Tableau28.B1" office:value-type="string">
            <text:p text:style-name="Standard">Envoyer des requêtes à la Base d'Indexation</text:p>
          </table:table-cell>
        </table:table-row>
        <table:table-row>
          <table:table-cell table:style-name="Tableau28.A2" office:value-type="string">
            <text:p text:style-name="P9">Technique</text:p>
          </table:table-cell>
          <table:table-cell table:style-name="Tableau28.B4" office:value-type="string">
            <text:p text:style-name="Standard"/>
          </table:table-cell>
        </table:table-row>
        <table:table-row>
          <table:table-cell table:style-name="Tableau28.A2" office:value-type="string">
            <text:p text:style-name="P9">Critère d'achèvement</text:p>
          </table:table-cell>
          <table:table-cell table:style-name="Tableau28.B4" office:value-type="string">
            <text:p text:style-name="Table_20_Contents">0% défaut </text:p>
          </table:table-cell>
        </table:table-row>
        <table:table-row>
          <table:table-cell table:style-name="Tableau28.A2" office:value-type="string">
            <text:p text:style-name="P9">Responsable</text:p>
          </table:table-cell>
          <table:table-cell table:style-name="Tableau28.B4" office:value-type="string">
            <text:p text:style-name="Standard">LEBEAU Christophe</text:p>
          </table:table-cell>
        </table:table-row>
      </table:table>
      <text:p text:style-name="P2"><text:s/></text:p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9">Objectif du test</text:p>
          </table:table-cell>
          <table:table-cell table:style-name="Tableau29.B1" office:value-type="string">
            <text:p text:style-name="Standard">Accepter plusieurs connexions utilisateur</text:p>
          </table:table-cell>
        </table:table-row>
        <table:table-row>
          <table:table-cell table:style-name="Tableau29.A2" office:value-type="string">
            <text:p text:style-name="P9">Technique</text:p>
          </table:table-cell>
          <table:table-cell table:style-name="Tableau29.B4" office:value-type="string">
            <text:p text:style-name="Standard">Lancer au minimum 2 connexions utilisateur</text:p>
          </table:table-cell>
        </table:table-row>
        <table:table-row>
          <table:table-cell table:style-name="Tableau29.A2" office:value-type="string">
            <text:p text:style-name="P9">Critère d'achèvement</text:p>
          </table:table-cell>
          <table:table-cell table:style-name="Tableau29.B4" office:value-type="string">
            <text:p text:style-name="Table_20_Contents">0% défaut </text:p>
          </table:table-cell>
        </table:table-row>
        <table:table-row>
          <table:table-cell table:style-name="Tableau29.A2" office:value-type="string">
            <text:p text:style-name="P9">Responsable</text:p>
          </table:table-cell>
          <table:table-cell table:style-name="Tableau29.B4" office:value-type="string">
            <text:p text:style-name="Standard">LEBEAU Christophe</text:p>
          </table:table-cell>
        </table:table-row>
      </table:table>
      <text:p text:style-name="P2"><text:soft-page-break/></text:p>
      <text:p text:style-name="P2"/>
      <text:p text:style-name="Standard"/>
      <text:p text:style-name="P2">Utilisateur :</text:p>
      <text:p text:style-name="Standard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9">Objectif du test</text:p>
          </table:table-cell>
          <table:table-cell table:style-name="Tableau30.B1" office:value-type="string">
            <text:p text:style-name="Standard">Connexion au Moteur d'Indexation</text:p>
          </table:table-cell>
        </table:table-row>
        <table:table-row>
          <table:table-cell table:style-name="Tableau30.A2" office:value-type="string">
            <text:p text:style-name="P9">Technique</text:p>
          </table:table-cell>
          <table:table-cell table:style-name="Tableau30.B4" office:value-type="string">
            <text:p text:style-name="Standard"/>
          </table:table-cell>
        </table:table-row>
        <table:table-row>
          <table:table-cell table:style-name="Tableau30.A2" office:value-type="string">
            <text:p text:style-name="P9">Critère d'achèvement</text:p>
          </table:table-cell>
          <table:table-cell table:style-name="Tableau30.B4" office:value-type="string">
            <text:p text:style-name="Table_20_Contents">0% défaut </text:p>
          </table:table-cell>
        </table:table-row>
        <table:table-row>
          <table:table-cell table:style-name="Tableau30.A2" office:value-type="string">
            <text:p text:style-name="P9">Responsable</text:p>
          </table:table-cell>
          <table:table-cell table:style-name="Tableau30.B4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9">Objectif du test</text:p>
          </table:table-cell>
          <table:table-cell table:style-name="Tableau31.B1" office:value-type="string">
            <text:p text:style-name="Standard">Démarrer le Moteur d'Indexation</text:p>
          </table:table-cell>
        </table:table-row>
        <table:table-row>
          <table:table-cell table:style-name="Tableau31.A2" office:value-type="string">
            <text:p text:style-name="P9">Technique</text:p>
          </table:table-cell>
          <table:table-cell table:style-name="Tableau31.B4" office:value-type="string">
            <text:p text:style-name="Standard">Envoi de la commande « démarrage »</text:p>
          </table:table-cell>
        </table:table-row>
        <table:table-row>
          <table:table-cell table:style-name="Tableau31.A2" office:value-type="string">
            <text:p text:style-name="P9">Critère d'achèvement</text:p>
          </table:table-cell>
          <table:table-cell table:style-name="Tableau31.B4" office:value-type="string">
            <text:p text:style-name="Table_20_Contents">0% défaut </text:p>
          </table:table-cell>
        </table:table-row>
        <table:table-row>
          <table:table-cell table:style-name="Tableau31.A2" office:value-type="string">
            <text:p text:style-name="P9">Responsable</text:p>
          </table:table-cell>
          <table:table-cell table:style-name="Tableau31.B4" office:value-type="string">
            <text:p text:style-name="Standard">LEBEAU Christophe</text:p>
          </table:table-cell>
        </table:table-row>
      </table:table>
      <text:p text:style-name="Standard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9">Objectif du test</text:p>
          </table:table-cell>
          <table:table-cell table:style-name="Tableau32.B1" office:value-type="string">
            <text:p text:style-name="Standard">Redémarrer le Moteur d'Indexation</text:p>
          </table:table-cell>
        </table:table-row>
        <table:table-row>
          <table:table-cell table:style-name="Tableau32.A2" office:value-type="string">
            <text:p text:style-name="P9">Technique</text:p>
          </table:table-cell>
          <table:table-cell table:style-name="Tableau32.B4" office:value-type="string">
            <text:p text:style-name="Standard">Envoi de la commande « redémarrage »</text:p>
          </table:table-cell>
        </table:table-row>
        <table:table-row>
          <table:table-cell table:style-name="Tableau32.A2" office:value-type="string">
            <text:p text:style-name="P9">Critère d'achèvement</text:p>
          </table:table-cell>
          <table:table-cell table:style-name="Tableau32.B4" office:value-type="string">
            <text:p text:style-name="Table_20_Contents">0% défaut </text:p>
          </table:table-cell>
        </table:table-row>
        <table:table-row>
          <table:table-cell table:style-name="Tableau32.A2" office:value-type="string">
            <text:p text:style-name="P9">Responsable</text:p>
          </table:table-cell>
          <table:table-cell table:style-name="Tableau32.B4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9">Objectif du test</text:p>
          </table:table-cell>
          <table:table-cell table:style-name="Tableau33.B1" office:value-type="string">
            <text:p text:style-name="Standard">Arrêter la surveillance du Moteur d'Indexation </text:p>
          </table:table-cell>
        </table:table-row>
        <table:table-row>
          <table:table-cell table:style-name="Tableau33.A2" office:value-type="string">
            <text:p text:style-name="P9">Technique</text:p>
          </table:table-cell>
          <table:table-cell table:style-name="Tableau33.B4" office:value-type="string">
            <text:p text:style-name="Standard">Envoi de la commande « arrêt »</text:p>
          </table:table-cell>
        </table:table-row>
        <table:table-row>
          <table:table-cell table:style-name="Tableau33.A2" office:value-type="string">
            <text:p text:style-name="P9">Critère d'achèvement</text:p>
          </table:table-cell>
          <table:table-cell table:style-name="Tableau33.B4" office:value-type="string">
            <text:p text:style-name="Table_20_Contents">Aucun événement n'est levé lorsqu'un fichier surveillé est modifié </text:p>
          </table:table-cell>
        </table:table-row>
        <table:table-row>
          <table:table-cell table:style-name="Tableau33.A2" office:value-type="string">
            <text:p text:style-name="P9">Responsable</text:p>
          </table:table-cell>
          <table:table-cell table:style-name="Tableau33.B4" office:value-type="string">
            <text:p text:style-name="Standard">LEBEAU Christophe</text:p>
          </table:table-cell>
        </table:table-row>
      </table:table>
      <text:p text:style-name="Standard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9">Objectif du test</text:p>
          </table:table-cell>
          <table:table-cell table:style-name="Tableau34.B1" office:value-type="string">
            <text:p text:style-name="Standard">Lister les fichiers surveillés</text:p>
          </table:table-cell>
        </table:table-row>
        <table:table-row>
          <table:table-cell table:style-name="Tableau34.A2" office:value-type="string">
            <text:p text:style-name="P9">Technique</text:p>
          </table:table-cell>
          <table:table-cell table:style-name="Tableau34.B4" office:value-type="string">
            <text:p text:style-name="Standard">Envoi de la commande « lister »</text:p>
          </table:table-cell>
        </table:table-row>
        <table:table-row>
          <table:table-cell table:style-name="Tableau34.A2" office:value-type="string">
            <text:p text:style-name="P9">Critère d'achèvement</text:p>
          </table:table-cell>
          <table:table-cell table:style-name="Tableau34.B4" office:value-type="string">
            <text:p text:style-name="Table_20_Contents">0% défaut </text:p>
          </table:table-cell>
        </table:table-row>
        <table:table-row>
          <table:table-cell table:style-name="Tableau34.A2" office:value-type="string">
            <text:p text:style-name="P9">Responsable</text:p>
          </table:table-cell>
          <table:table-cell table:style-name="Tableau34.B4" office:value-type="string">
            <text:p text:style-name="Standard">LEBEAU Christophe</text:p>
          </table:table-cell>
        </table:table-row>
      </table:table>
      <text:p text:style-name="Standard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">Objectif du test</text:p>
          </table:table-cell>
          <table:table-cell table:style-name="Tableau35.B1" office:value-type="string">
            <text:p text:style-name="Standard">Faire terminer le Moteur d'Indexation </text:p>
          </table:table-cell>
        </table:table-row>
        <table:table-row>
          <table:table-cell table:style-name="Tableau35.A2" office:value-type="string">
            <text:p text:style-name="P9">Technique</text:p>
          </table:table-cell>
          <table:table-cell table:style-name="Tableau35.B4" office:value-type="string">
            <text:p text:style-name="Standard">Envoi de la commande « tuer »</text:p>
          </table:table-cell>
        </table:table-row>
        <table:table-row>
          <table:table-cell table:style-name="Tableau35.A2" office:value-type="string">
            <text:p text:style-name="P9">Critère d'achèvement</text:p>
          </table:table-cell>
          <table:table-cell table:style-name="Tableau35.B4" office:value-type="string">
            <text:p text:style-name="Table_20_Contents">Le Moteur d'Indexation n'est plus joignable par connexion utilisateur</text:p>
          </table:table-cell>
        </table:table-row>
        <table:table-row>
          <table:table-cell table:style-name="Tableau35.A2" office:value-type="string">
            <text:p text:style-name="P9">Responsable</text:p>
          </table:table-cell>
          <table:table-cell table:style-name="Tableau35.B4" office:value-type="string">
            <text:p text:style-name="Standard">LEBEAU Christophe</text:p>
          </table:table-cell>
        </table:table-row>
      </table:table>
      <text:p text:style-name="Text_20_body"/>
      <text:p text:style-name="Standard"/>
      <text:p text:style-name="P2">Gestion du contenu XML :</text:p>
      <text:p text:style-name="Standard"/>
      <table:table table:name="Tableau37" table:style-name="Tableau37">
        <table:table-column table:style-name="Tableau37.A"/>
        <table:table-column table:style-name="Tableau37.B"/>
        <text:soft-page-break/>
        <table:table-row>
          <table:table-cell table:style-name="Tableau37.A1" office:value-type="string">
            <text:p text:style-name="P9">Objectif du test</text:p>
          </table:table-cell>
          <table:table-cell table:style-name="Tableau37.B1" office:value-type="string">
            <text:p text:style-name="Standard">Génération de code XML à partir d'une structure du Moteur de Recherche</text:p>
          </table:table-cell>
        </table:table-row>
        <table:table-row>
          <table:table-cell table:style-name="Tableau37.A2" office:value-type="string">
            <text:p text:style-name="P9">Technique</text:p>
          </table:table-cell>
          <table:table-cell table:style-name="Tableau37.B4" office:value-type="string">
            <text:p text:style-name="Standard">Technique « black box » </text:p>
          </table:table-cell>
        </table:table-row>
        <table:table-row>
          <table:table-cell table:style-name="Tableau37.A2" office:value-type="string">
            <text:p text:style-name="P9">Critère d'achèvement</text:p>
          </table:table-cell>
          <table:table-cell table:style-name="Tableau37.B4" office:value-type="string">
            <text:p text:style-name="Table_20_Contents">0% défaut </text:p>
          </table:table-cell>
        </table:table-row>
        <table:table-row>
          <table:table-cell table:style-name="Tableau37.A2" office:value-type="string">
            <text:p text:style-name="P9">Responsable</text:p>
          </table:table-cell>
          <table:table-cell table:style-name="Tableau37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9">Objectif du test</text:p>
          </table:table-cell>
          <table:table-cell table:style-name="Tableau38.B1" office:value-type="string">
            <text:p text:style-name="Standard">Transformation du code XML en structure pour le Moteur de Recherche</text:p>
          </table:table-cell>
        </table:table-row>
        <table:table-row>
          <table:table-cell table:style-name="Tableau38.A2" office:value-type="string">
            <text:p text:style-name="P9">Technique</text:p>
          </table:table-cell>
          <table:table-cell table:style-name="Tableau38.B4" office:value-type="string">
            <text:p text:style-name="Standard">Technique « black box » </text:p>
          </table:table-cell>
        </table:table-row>
        <table:table-row>
          <table:table-cell table:style-name="Tableau38.A2" office:value-type="string">
            <text:p text:style-name="P9">Critère d'achèvement</text:p>
          </table:table-cell>
          <table:table-cell table:style-name="Tableau38.B4" office:value-type="string">
            <text:p text:style-name="Table_20_Contents">0% défaut </text:p>
          </table:table-cell>
        </table:table-row>
        <table:table-row>
          <table:table-cell table:style-name="Tableau38.A2" office:value-type="string">
            <text:p text:style-name="P9">Responsable</text:p>
          </table:table-cell>
          <table:table-cell table:style-name="Tableau38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9">Objectif du test</text:p>
          </table:table-cell>
          <table:table-cell table:style-name="Tableau39.B1" office:value-type="string">
            <text:p text:style-name="Standard">Génération de code XML à partir d'une structure de la Base d'Indexation</text:p>
          </table:table-cell>
        </table:table-row>
        <table:table-row>
          <table:table-cell table:style-name="Tableau39.A2" office:value-type="string">
            <text:p text:style-name="P9">Technique</text:p>
          </table:table-cell>
          <table:table-cell table:style-name="Tableau39.B4" office:value-type="string">
            <text:p text:style-name="Standard">Technique « black box » </text:p>
          </table:table-cell>
        </table:table-row>
        <table:table-row>
          <table:table-cell table:style-name="Tableau39.A2" office:value-type="string">
            <text:p text:style-name="P9">Critère d'achèvement</text:p>
          </table:table-cell>
          <table:table-cell table:style-name="Tableau39.B4" office:value-type="string">
            <text:p text:style-name="Table_20_Contents">0% défaut </text:p>
          </table:table-cell>
        </table:table-row>
        <table:table-row>
          <table:table-cell table:style-name="Tableau39.A2" office:value-type="string">
            <text:p text:style-name="P9">Responsable</text:p>
          </table:table-cell>
          <table:table-cell table:style-name="Tableau39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9">Objectif du test</text:p>
          </table:table-cell>
          <table:table-cell table:style-name="Tableau40.B1" office:value-type="string">
            <text:p text:style-name="Standard">Transformation du code XML en structure pour la Base d'Indexation</text:p>
          </table:table-cell>
        </table:table-row>
        <table:table-row>
          <table:table-cell table:style-name="Tableau40.A2" office:value-type="string">
            <text:p text:style-name="P9">Technique</text:p>
          </table:table-cell>
          <table:table-cell table:style-name="Tableau40.B4" office:value-type="string">
            <text:p text:style-name="Standard">Technique « black box » </text:p>
          </table:table-cell>
        </table:table-row>
        <table:table-row>
          <table:table-cell table:style-name="Tableau40.A2" office:value-type="string">
            <text:p text:style-name="P9">Critère d'achèvement</text:p>
          </table:table-cell>
          <table:table-cell table:style-name="Tableau40.B4" office:value-type="string">
            <text:p text:style-name="Table_20_Contents">0% défaut </text:p>
          </table:table-cell>
        </table:table-row>
        <table:table-row>
          <table:table-cell table:style-name="Tableau40.A2" office:value-type="string">
            <text:p text:style-name="P9">Responsable</text:p>
          </table:table-cell>
          <table:table-cell table:style-name="Tableau40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9">Objectif du test</text:p>
          </table:table-cell>
          <table:table-cell table:style-name="Tableau41.B1" office:value-type="string">
            <text:p text:style-name="Standard">Génération de code XML à partir d'une structure du Moteur d'Indexation</text:p>
          </table:table-cell>
        </table:table-row>
        <table:table-row>
          <table:table-cell table:style-name="Tableau41.A2" office:value-type="string">
            <text:p text:style-name="P9">Technique</text:p>
          </table:table-cell>
          <table:table-cell table:style-name="Tableau41.B4" office:value-type="string">
            <text:p text:style-name="Standard">Technique « black box » </text:p>
          </table:table-cell>
        </table:table-row>
        <table:table-row>
          <table:table-cell table:style-name="Tableau41.A2" office:value-type="string">
            <text:p text:style-name="P9">Critère d'achèvement</text:p>
          </table:table-cell>
          <table:table-cell table:style-name="Tableau41.B4" office:value-type="string">
            <text:p text:style-name="Table_20_Contents">0% défaut </text:p>
          </table:table-cell>
        </table:table-row>
        <table:table-row>
          <table:table-cell table:style-name="Tableau41.A2" office:value-type="string">
            <text:p text:style-name="P9">Responsable</text:p>
          </table:table-cell>
          <table:table-cell table:style-name="Tableau41.B4" office:value-type="string">
            <text:p text:style-name="Standard">JOOSSEN Matthieu</text:p>
          </table:table-cell>
        </table:table-row>
      </table:table>
      <text:p text:style-name="Standard"><text:s/></text:p>
      <text:p text:style-name="Standard"/>
      <text:h text:style-name="Heading_20_5" text:outline-level="5">III.1.3 Les tests d’acceptation</text:h>
      <text:p text:style-name="Text_20_body"/>
      <text:p text:style-name="Standard"/>
      <text:p text:style-name="Table_20_Heading">Table 5 : Tableaux de description des tests d'acceptation</text:p>
      <text:p text:style-name="Table_20_Heading"/>
      <text:p text:style-name="Table_20_Heading"/>
      <text:p text:style-name="P14">Moteur de Recherche :</text:p>
      <text:p text:style-name="P14"/>
      <text:p text:style-name="P14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9">Objectif du test</text:p>
          </table:table-cell>
          <table:table-cell table:style-name="Tableau5.B1" office:value-type="string">
            <text:p text:style-name="Standard">Lancer une recherche</text:p>
          </table:table-cell>
        </table:table-row>
        <table:table-row>
          <table:table-cell table:style-name="Tableau5.A2" office:value-type="string">
            <text:p text:style-name="P9">Technique</text:p>
          </table:table-cell>
          <table:table-cell table:style-name="Tableau5.B4" office:value-type="string">
            <text:p text:style-name="Standard">Faire une recherche de contenu/nom de fichier avec les options proposées</text:p>
          </table:table-cell>
        </table:table-row>
        <table:table-row>
          <table:table-cell table:style-name="Tableau5.A2" office:value-type="string">
            <text:p text:style-name="P9">Critère d'achèvement</text:p>
          </table:table-cell>
          <table:table-cell table:style-name="Tableau5.B4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9">Responsable</text:p>
          </table:table-cell>
          <table:table-cell table:style-name="Tableau5.B4" office:value-type="string">
            <text:p text:style-name="Table_20_Contents">DE OLIVEIRA Nelson</text:p>
          </table:table-cell>
        </table:table-row>
      </table:table>
      <text:h text:style-name="Heading_20_4" text:outline-level="4"><text:span text:style-name="T7"/></text:h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">Objectif du test</text:p>
          </table:table-cell>
          <table:table-cell table:style-name="Tableau36.B1" office:value-type="string">
            <text:p text:style-name="Standard">Afficher les résultats</text:p>
          </table:table-cell>
        </table:table-row>
        <table:table-row>
          <table:table-cell table:style-name="Tableau36.A2" office:value-type="string">
            <text:p text:style-name="P9">Technique</text:p>
          </table:table-cell>
          <table:table-cell table:style-name="Tableau36.B4" office:value-type="string">
            <text:p text:style-name="Standard">Repérer des fichiers qui correspondent aux options de la recherche</text:p>
          </table:table-cell>
        </table:table-row>
        <table:table-row>
          <table:table-cell table:style-name="Tableau36.A2" office:value-type="string">
            <text:p text:style-name="P9">Critère d'achèvement</text:p>
          </table:table-cell>
          <table:table-cell table:style-name="Tableau36.B4" office:value-type="string">
            <text:p text:style-name="Table_20_Contents">Les fichiers repérés doivent apparaître dans les résultats</text:p>
          </table:table-cell>
        </table:table-row>
        <table:table-row>
          <table:table-cell table:style-name="Tableau36.A2" office:value-type="string">
            <text:p text:style-name="P9">Responsable</text:p>
          </table:table-cell>
          <table:table-cell table:style-name="Tableau36.B4" office:value-type="string">
            <text:p text:style-name="Table_20_Contents">DE OLIVEIRA Nelson</text:p>
          </table:table-cell>
        </table:table-row>
      </table:table>
      <text:p text:style-name="Standard"><text:span text:style-name="T7"/></text:p>
      <text:p text:style-name="Standard"><text:span text:style-name="T7"/></text:p>
      <text:p text:style-name="Standard"><text:span text:style-name="T7"/></text:p>
      <text:h text:style-name="Heading_20_4" text:outline-level="4"><text:span text:style-name="T7">III.2</text:span> LES OUTILS</text:h>
      <text:p text:style-name="Text_20_body"/>
      <text:p text:style-name="Table_20_Heading">Table 6 : Liste des outils utilisés par les tests</text:p>
      <text:p text:style-name="Table_20_Heading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9">Outil</text:p>
          </table:table-cell>
          <table:table-cell table:style-name="Tableau4.A1" office:value-type="string">
            <text:p text:style-name="P9">Version</text:p>
          </table:table-cell>
          <table:table-cell table:style-name="Tableau4.C1" office:value-type="string">
            <text:p text:style-name="P9">Commentaire</text:p>
          </table:table-cell>
        </table:table-row>
        <table:table-row>
          <table:table-cell table:style-name="Tableau4.B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9" text:outline-level="2"><text:span text:style-name="T5">IV</text:span> Les ressources </text:h>
      <text:p text:style-name="Standard"/>
      <text:p text:style-name="Standard"/>
      <text:h text:style-name="Heading_20_4" text:outline-level="4"><text:span text:style-name="T7">IV.1</text:span> LES RESSOURCES HUMAINES</text:h>
      <text:p text:style-name="Standard"/>
      <text:p text:style-name="Standard"/>
      <text:p text:style-name="Table_20_Heading">Table 7 : Tableau des ressources humaines</text:p>
      <text:p text:style-name="Table_20_Heading"/>
      <table:table table:name="Tableau6" table:style-name="Tableau6">
        <table:table-column table:style-name="Tableau6.A" table:number-columns-repeated="3"/>
        <table:table-row>
          <table:table-cell table:style-name="Tableau6.A1" table:number-columns-spanned="3" office:value-type="string">
            <text:p text:style-name="P9">Ressources humaines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8">Personne</text:p>
          </table:table-cell>
          <table:table-cell table:style-name="Tableau6.A2" office:value-type="string">
            <text:p text:style-name="P8">Rôle(s)</text:p>
          </table:table-cell>
          <table:table-cell table:style-name="Tableau6.C2" office:value-type="string">
            <text:p text:style-name="P8">Responsabilité(s)</text:p>
          </table:table-cell>
        </table:table-row>
        <table:table-row>
          <table:table-cell table:style-name="Tableau6.A5" office:value-type="string">
            <text:p text:style-name="Table_20_Contents">NDJANDA MBIADA Jacques Charles</text:p>
          </table:table-cell>
          <table:table-cell table:style-name="Tableau6.B5" office:value-type="string">
            <text:p text:style-name="Table_20_Contents">Chef de projet, Développeur</text:p>
          </table:table-cell>
          <table:table-cell table:style-name="Tableau6.C5" office:value-type="string">
            <text:p text:style-name="Table_20_Contents">Tests unitaires, tests systèmes</text:p>
          </table:table-cell>
        </table:table-row>
        <table:table-row>
          <table:table-cell table:style-name="Tableau6.A5" office:value-type="string">
            <text:p text:style-name="Table_20_Contents">JOOSSEN Matthieu</text:p>
          </table:table-cell>
          <table:table-cell table:style-name="Tableau6.B5" office:value-type="string">
            <text:p text:style-name="Table_20_Contents">Développeur</text:p>
          </table:table-cell>
          <table:table-cell table:style-name="Tableau6.C5" office:value-type="string">
            <text:p text:style-name="Table_20_Contents">Tests unitaires, tests systèmes</text:p>
          </table:table-cell>
        </table:table-row>
        <table:table-row>
          <table:table-cell table:style-name="Tableau6.A5" office:value-type="string">
            <text:p text:style-name="Table_20_Contents">LEBEAU Christophe</text:p>
          </table:table-cell>
          <table:table-cell table:style-name="Tableau6.B5" office:value-type="string">
            <text:p text:style-name="Table_20_Contents">Développeur</text:p>
          </table:table-cell>
          <table:table-cell table:style-name="Tableau6.C5" office:value-type="string">
            <text:p text:style-name="Table_20_Contents">Tests unitaires, tests systèmes</text:p>
          </table:table-cell>
        </table:table-row>
        <table:table-row>
          <table:table-cell table:style-name="Tableau6.A6" office:value-type="string">
            <text:p text:style-name="Table_20_Contents">DE OLIVEIRA Nelson</text:p>
          </table:table-cell>
          <table:table-cell table:style-name="Tableau6.B6" office:value-type="string">
            <text:p text:style-name="Table_20_Contents">Développeur, Utilisateur</text:p>
          </table:table-cell>
          <table:table-cell table:style-name="Tableau6.C6" office:value-type="string">
            <text:p text:style-name="Table_20_Contents">Tests unitaires, tests systèmes, tests d'acceptation</text:p>
          </table:table-cell>
        </table:table-row>
      </table:table>
      <text:p text:style-name="Standard"/>
      <text:p text:style-name="Standard"/>
      <text:h text:style-name="Heading_20_4" text:outline-level="4"><text:span text:style-name="T7">IV.2</text:span> LES RESSOURCES SYSTEME</text:h>
      <text:p text:style-name="Standard"><text:s/></text:p>
      <text:p text:style-name="Standard"><text:s/></text:p>
      <text:p text:style-name="Table_20_Heading">Table 8 : Tableau des ressources système</text:p>
      <text:p text:style-name="Table_20_Heading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9">Ressources système</text:p>
          </table:table-cell>
          <table:covered-table-cell/>
        </table:table-row>
        <table:table-row>
          <table:table-cell table:style-name="Tableau7.A2" office:value-type="string">
            <text:p text:style-name="P8">Ressource</text:p>
          </table:table-cell>
          <table:table-cell table:style-name="Tableau7.B2" office:value-type="string">
            <text:p text:style-name="P8">Nom/Type</text:p>
          </table:table-cell>
        </table:table-row>
        <table:table-row>
          <table:table-cell table:style-name="Tableau7.A4" office:value-type="string">
            <text:p text:style-name="Table_20_Contents">Base de données</text:p>
          </table:table-cell>
          <table:table-cell table:style-name="Tableau7.B4" office:value-type="string">
            <text:p text:style-name="Table_20_Contents">SQLite3/</text:p>
          </table:table-cell>
        </table:table-row>
        <table:table-row>
          <table:table-cell table:style-name="Tableau7.A4" office:value-type="string">
            <text:p text:style-name="Table_20_Contents">Bibliothèque</text:p>
          </table:table-cell>
          <table:table-cell table:style-name="Tableau7.B4" office:value-type="string">
            <text:p text:style-name="Table_20_Contents">TinyXML/Générateur de contenu XML</text:p>
          </table:table-cell>
        </table:table-row>
      </table:table>
      <text:p text:style-name="Standard"><text:s/></text:p>
      <text:p text:style-name="Standard"/>
      <text:p text:style-name="Standard"/>
      <text:h text:style-name="P18" text:outline-level="2"><text:span text:style-name="T6">V</text:span><text:span text:style-name="T4"> Le planning des tests </text:span></text:h>
      <text:p text:style-name="Standard"/>
      <text:p text:style-name="Standard"/>
      <text:h text:style-name="Heading_20_4" text:outline-level="4"><text:span text:style-name="T7">V.1</text:span> LE PLANNING </text:h>
      <text:p text:style-name="Standard"/>
      <text:p text:style-name="Standard">Pas de planning de tests</text:p>
      <text:p text:style-name="Standard"/>
      <text:p text:style-name="Standard"/>
      <text:h text:style-name="Heading_20_4" text:outline-level="4"><text:span text:style-name="T7">V.2</text:span> LES JALONS </text:h>
      <text:p text:style-name="Standard"/>
      <text:p text:style-name="Standard"/>
      <text:p text:style-name="Table_20_Heading">Table 8 : Tableau des jalons des tests</text:p>
      <text:p text:style-name="Table_20_Heading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9">Activité</text:p>
          </table:table-cell>
          <table:table-cell table:style-name="Tableau10.A1" office:value-type="string">
            <text:p text:style-name="P9">Charge de travail</text:p>
          </table:table-cell>
          <table:table-cell table:style-name="Tableau10.A1" office:value-type="string">
            <text:p text:style-name="P9">Début</text:p>
          </table:table-cell>
          <table:table-cell table:style-name="Tableau10.D1" office:value-type="string">
            <text:p text:style-name="P9">Fin</text:p>
          </table:table-cell>
        </table:table-row>
        <table:table-row>
          <table:table-cell table:style-name="Tableau10.C9" office:value-type="string">
            <text:p text:style-name="Table_20_Contents">Planifier les tests</text:p>
          </table:table-cell>
          <table:table-cell table:style-name="Tableau10.C9" office:value-type="string">
            <text:p text:style-name="P21"/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Relecture du code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Concevoir les tests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Exécuter les tests unitaires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Exécuter les tests système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Suivre les tests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Corriger les défauts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  <table:table-row>
          <table:table-cell table:style-name="Tableau10.C9" office:value-type="string">
            <text:p text:style-name="Table_20_Contents">Exécuter les tests d'acceptation</text:p>
          </table:table-cell>
          <table:table-cell table:style-name="Tableau10.C9" office:value-type="string">
            <text:p text:style-name="P21">X</text:p>
          </table:table-cell>
          <table:table-cell table:style-name="Tableau10.C9" office:value-type="string">
            <text:p text:style-name="P21">X</text:p>
          </table:table-cell>
          <table:table-cell table:style-name="Tableau10.D9" office:value-type="string">
            <text:p text:style-name="P21">X</text:p>
          </table:table-cell>
        </table:table-row>
      </table:table>
      <text:p text:style-name="Standard"/>
      <text:h text:style-name="P19" text:outline-level="2"><text:span text:style-name="T5">VI</text:span> Les livrables de l’activité de test</text:h>
      <text:p text:style-name="Standard"/>
      <text:p text:style-name="Standard"/>
      <text:p text:style-name="Table_20_Heading">Table 9 : Tableau des livrables</text:p>
      <text:p text:style-name="Table_20_Heading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9">Livrable</text:p>
          </table:table-cell>
          <table:table-cell table:style-name="Tableau11.A1" office:value-type="string">
            <text:p text:style-name="P9">Destination</text:p>
          </table:table-cell>
          <table:table-cell table:style-name="Tableau11.A1" office:value-type="string">
            <text:p text:style-name="P9">Origine</text:p>
          </table:table-cell>
          <table:table-cell table:style-name="Tableau11.D1" office:value-type="string">
            <text:p text:style-name="P9">Date</text:p>
          </table:table-cell>
        </table:table-row>
        <table:table-row>
          <table:table-cell table:style-name="Tableau11.C2" office:value-type="string">
            <text:p text:style-name="Table_20_Contents">Plan de test</text:p>
          </table:table-cell>
          <table:table-cell table:style-name="Tableau11.C2" office:value-type="string">
            <text:p text:style-name="Table_20_Contents">L'équipe de test</text:p>
          </table:table-cell>
          <table:table-cell table:style-name="Tableau11.C2" office:value-type="string">
            <text:p text:style-name="Table_20_Contents">LEBEAU Christophe</text:p>
          </table:table-cell>
          <table:table-cell table:style-name="Tableau11.D2" office:value-type="string">
            <text:p text:style-name="Table_20_Contents">04/07/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ormalJust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23:36:45.88</meta:creation-date>
    <dc:date>2013-07-04T11:35:42</dc:date>
    <meta:editing-duration>PT1H24M29S</meta:editing-duration>
    <meta:editing-cycles>39</meta:editing-cycles>
    <meta:generator>LibreOffice/3.5$Linux_x86 LibreOffice_project/350m1$Build-2</meta:generator>
    <dc:creator>LEBEAU Christophe</dc:creator>
    <meta:document-statistic meta:table-count="48" meta:image-count="0" meta:object-count="0" meta:page-count="18" meta:paragraph-count="559" meta:word-count="1961" meta:character-count="12834" meta:non-whitespace-character-count="11317"/>
  </office:meta>
</office:document-meta>
</file>